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marker-end="Arrow_20_concave" draw:marker-end-width="0.3cm" draw:fill="none" draw:textarea-vertical-align="middle"/>
    </style:style>
    <style:style style:name="gr4" style:family="graphic" style:parent-style-name="standard">
      <style:graphic-properties draw:fill-color="#94bd5e" draw:textarea-horizontal-align="justify" draw:textarea-vertical-align="middle" draw:auto-grow-height="false"/>
    </style:style>
    <style:style style:name="gr5" style:family="graphic" style:parent-style-name="objectwithoutfill">
      <style:graphic-properties draw:stroke="dash" draw:stroke-dash="Fine_20_Dashed" draw:fill="none" draw:textarea-vertical-align="middle"/>
    </style:style>
    <style:style style:name="gr6" style:family="graphic">
      <style:graphic-properties style:protect="size"/>
    </style:style>
    <style:style style:name="gr7" style:family="graphic" style:parent-style-name="objectwithoutfill">
      <style:graphic-properties draw:stroke="dash" draw:stroke-dash="Fine_20_Dashed" draw:marker-start="Triangle_20_unfilled" draw:marker-start-width="0.6cm" draw:fill="none" draw:textarea-vertical-align="middle"/>
    </style:style>
    <style:style style:name="gr8" style:family="graphic" style:parent-style-name="standard">
      <style:graphic-properties svg:stroke-color="#000000" draw:marker-start="Diamond_20_unfilled" draw:marker-start-width="0.4cm" draw:fill="solid" draw:fill-color="#000000"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dash" draw:stroke-dash="Fine_20_Dashed" svg:stroke-color="#000000" draw:fill="solid" draw:fill-color="#000000" draw:textarea-vertical-align="middle"/>
    </style:style>
    <style:style style:name="gr11" style:family="graphic" style:parent-style-name="objectwithoutfill">
      <style:graphic-properties draw:stroke="dash" draw:stroke-dash="Fine_20_Dashed" svg:stroke-width="0.2cm" draw:marker-start-width="0.5cm" draw:marker-end-width="0.5cm" draw:fill="none" draw:textarea-vertical-align="middle" fo:padding-top="0.225cm" fo:padding-bottom="0.225cm" fo:padding-left="0.35cm" fo:padding-right="0.35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color="#ccffff" draw:textarea-horizontal-align="justify" draw:textarea-vertical-align="middle" draw:auto-grow-height="false"/>
    </style:style>
    <style:style style:name="gr14" style:family="graphic" style:parent-style-name="standard" style:list-style-name="L1">
      <style:graphic-properties draw:fill-color="#cccccc" draw:textarea-horizontal-align="justify" draw:textarea-vertical-align="middle" draw:auto-grow-height="false"/>
    </style:style>
    <style:style style:name="gr15" style:family="graphic" style:parent-style-name="standard">
      <style:graphic-properties draw:fill-color="#cccccc" draw:textarea-horizontal-align="justify" draw:textarea-vertical-align="middle" draw:auto-grow-height="false"/>
    </style:style>
    <style:style style:name="gr16" style:family="graphic" style:parent-style-name="standard">
      <style:graphic-properties draw:fill="solid" draw:fill-color="#cccccc" draw:opacity="100%" draw:textarea-horizontal-align="justify" draw:textarea-vertical-align="middle" draw:auto-grow-height="false" draw:shadow-opacity="100%"/>
    </style:style>
    <style:style style:name="gr17" style:family="graphic" style:parent-style-name="standard" style:list-style-name="L1">
      <style:graphic-properties draw:fill-color="#cccccc" draw:opacity="100%" draw:textarea-horizontal-align="justify" draw:textarea-vertical-align="middle" draw:auto-grow-height="false" draw:shadow-opacity="100%"/>
    </style:style>
    <style:style style:name="gr18" style:family="graphic" style:parent-style-name="standard" style:list-style-name="L1">
      <style:graphic-properties draw:fill-color="#cccccc" draw:opacity="100%" draw:textarea-horizontal-align="justify" draw:textarea-vertical-align="middle" draw:auto-grow-height="false" draw:shadow-opacity="100%"/>
    </style:style>
    <style:style style:name="gr19" style:family="graphic" style:parent-style-name="standard" style:list-style-name="L1">
      <style:graphic-properties draw:fill-color="#cccccc" draw:opacity="100%" draw:textarea-horizontal-align="justify" draw:textarea-vertical-align="middle" draw:auto-grow-height="false" draw:shadow-opacity="100%"/>
    </style:style>
    <style:style style:name="gr20" style:family="graphic" style:parent-style-name="standard">
      <style:graphic-properties draw:fill-color="#cccccc" draw:opacity="100%" draw:textarea-horizontal-align="justify" draw:textarea-vertical-align="middle" draw:auto-grow-height="false" draw:shadow-opacity="100%"/>
    </style:style>
    <style:style style:name="gr21" style:family="graphic" style:parent-style-name="standard" style:list-style-name="L1">
      <style:graphic-properties draw:fill-color="#cccccc" draw:opacity="100%" draw:textarea-horizontal-align="justify" draw:textarea-vertical-align="middle" draw:auto-grow-height="false" draw:shadow-opacity="100%"/>
    </style:style>
    <style:style style:name="gr22" style:family="graphic" style:parent-style-name="standard" style:list-style-name="L1">
      <style:graphic-properties draw:fill-color="#cccccc" draw:textarea-horizontal-align="justify" draw:textarea-vertical-align="middle" draw:auto-grow-height="false"/>
    </style:style>
    <style:style style:name="gr23" style:family="graphic" style:parent-style-name="standard" style:list-style-name="L1">
      <style:graphic-properties draw:fill-color="#ccffff" draw:textarea-horizontal-align="justify" draw:textarea-vertical-align="middle" draw:auto-grow-height="false"/>
    </style:style>
    <style:style style:name="gr24" style:family="graphic" style:parent-style-name="standard" style:list-style-name="L1">
      <style:graphic-properties draw:fill-color="#ccffff" draw:textarea-horizontal-align="justify" draw:textarea-vertical-align="middle" draw:auto-grow-height="false"/>
    </style:style>
    <style:style style:name="gr25" style:family="graphic" style:parent-style-name="standard">
      <style:graphic-properties draw:fill-color="#ffffcc" draw:textarea-horizontal-align="justify" draw:textarea-vertical-align="middle" draw:auto-grow-height="false"/>
    </style:style>
    <style:style style:name="gr26" style:family="graphic" style:parent-style-name="standard">
      <style:graphic-properties draw:fill="none" draw:textarea-vertical-align="middle" draw:auto-grow-height="false" fo:min-height="0.749cm" fo:min-width="0.499cm"/>
    </style:style>
    <style:style style:name="gr27" style:family="graphic" style:parent-style-name="standard">
      <style:graphic-properties draw:textarea-vertical-align="middle"/>
    </style:style>
    <style:style style:name="gr28" style:family="graphic" style:parent-style-name="standard" style:list-style-name="L1">
      <style:graphic-properties draw:fill-color="#cccccc" draw:textarea-horizontal-align="justify" draw:textarea-vertical-align="middle" draw:auto-grow-height="false"/>
    </style:style>
    <style:style style:name="gr29" style:family="graphic" style:parent-style-name="standard" style:list-style-name="L1">
      <style:graphic-properties draw:fill-color="#ccffff" draw:textarea-horizontal-align="justify" draw:textarea-vertical-align="middle" draw:auto-grow-height="false"/>
    </style:style>
    <style:style style:name="gr30" style:family="graphic" style:parent-style-name="standard">
      <style:graphic-properties draw:fill-color="#9999ff" draw:textarea-horizontal-align="justify" draw:textarea-vertical-align="middle" draw:auto-grow-height="false"/>
    </style:style>
    <style:style style:name="gr31" style:family="graphic" style:parent-style-name="standard" style:list-style-name="L1">
      <style:graphic-properties draw:fill-color="#ccffff" draw:textarea-horizontal-align="justify" draw:textarea-vertical-align="middle" draw:auto-grow-height="false"/>
    </style:style>
    <style:style style:name="gr32" style:family="graphic" style:parent-style-name="standard" style:list-style-name="L1">
      <style:graphic-properties draw:fill-color="#ccffff" draw:textarea-horizontal-align="justify" draw:textarea-vertical-align="middle" draw:auto-grow-height="false"/>
    </style:style>
    <style:style style:name="gr33" style:family="graphic" style:parent-style-name="standard" style:list-style-name="L1">
      <style:graphic-properties draw:fill-color="#ccffff" draw:textarea-horizontal-align="justify" draw:textarea-vertical-align="middle" draw:auto-grow-height="false"/>
    </style:style>
    <style:style style:name="gr34" style:family="graphic" style:parent-style-name="standard" style:list-style-name="L1">
      <style:graphic-properties draw:fill-color="#ccffff" draw:textarea-horizontal-align="justify" draw:textarea-vertical-align="middle" draw:auto-grow-height="false"/>
    </style:style>
    <style:style style:name="gr35" style:family="graphic" style:parent-style-name="standard" style:list-style-name="L1">
      <style:graphic-properties draw:fill-color="#ccffff" draw:textarea-horizontal-align="justify" draw:textarea-vertical-align="middle" draw:auto-grow-height="false"/>
    </style:style>
    <style:style style:name="gr36" style:family="graphic" style:parent-style-name="standard" style:list-style-name="L1">
      <style:graphic-properties draw:fill-color="#ccffff" draw:textarea-horizontal-align="justify" draw:textarea-vertical-align="middle" draw:auto-grow-height="false"/>
    </style:style>
    <style:style style:name="gr37" style:family="graphic" style:parent-style-name="standard" style:list-style-name="L1">
      <style:graphic-properties draw:fill-color="#ccffff" draw:textarea-horizontal-align="justify" draw:textarea-vertical-align="middle" draw:auto-grow-height="false"/>
    </style:style>
    <style:style style:name="gr38" style:family="graphic" style:parent-style-name="standard" style:list-style-name="L1">
      <style:graphic-properties draw:fill-color="#ccffff" draw:textarea-horizontal-align="justify" draw:textarea-vertical-align="middle" draw:auto-grow-height="false"/>
    </style:style>
    <style:style style:name="gr39" style:family="graphic" style:parent-style-name="standard" style:list-style-name="L1">
      <style:graphic-properties draw:fill-color="#ccffff" draw:textarea-horizontal-align="justify" draw:textarea-vertical-align="middle" draw:auto-grow-height="false"/>
    </style:style>
    <style:style style:name="gr40" style:family="graphic" style:parent-style-name="standard" style:list-style-name="L1">
      <style:graphic-properties draw:fill-color="#ccffff" draw:textarea-horizontal-align="justify" draw:textarea-vertical-align="middle" draw:auto-grow-height="false"/>
    </style:style>
    <style:style style:name="gr41" style:family="graphic" style:parent-style-name="standard" style:list-style-name="L1">
      <style:graphic-properties draw:fill-color="#ccffff" draw:textarea-horizontal-align="justify" draw:textarea-vertical-align="middle" draw:auto-grow-height="false"/>
    </style:style>
    <style:style style:name="gr42" style:family="graphic" style:parent-style-name="standard" style:list-style-name="L1">
      <style:graphic-properties draw:fill-color="#ccffff" draw:textarea-horizontal-align="justify" draw:textarea-vertical-align="middle" draw:auto-grow-height="false"/>
    </style:style>
    <style:style style:name="gr43" style:family="graphic" style:parent-style-name="standard">
      <style:graphic-properties draw:textarea-horizontal-align="justify" draw:textarea-vertical-align="middle" draw:auto-grow-height="false"/>
    </style:style>
    <style:style style:name="gr44" style:family="graphic" style:parent-style-name="standard">
      <style:graphic-properties draw:fill-color="#9999ff" draw:textarea-horizontal-align="justify" draw:textarea-vertical-align="middle" draw:auto-grow-height="false"/>
    </style:style>
    <style:style style:name="gr45" style:family="graphic" style:parent-style-name="objectwithoutfill">
      <style:graphic-properties draw:fill="none" draw:textarea-vertical-align="middle"/>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25.7000007629395pt"/>
    </style:style>
    <style:style style:name="P3" style:family="paragraph">
      <style:paragraph-properties fo:text-align="center"/>
      <style:text-properties fo:font-size="25.7000007629395pt" fo:font-style="italic" style:font-style-asian="italic" style:font-style-complex="italic"/>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font-size="18pt" fo:font-style="italic" style:font-style-asian="italic" style:font-style-complex="italic"/>
    </style:style>
    <style:style style:name="P6" style:family="paragraph">
      <style:paragraph-properties fo:text-align="center"/>
      <style:text-properties fo:font-size="14pt" fo:font-style="italic" style:font-size-asian="14pt" style:font-style-asian="italic" style:font-size-complex="14pt" style:font-style-complex="italic"/>
    </style:style>
    <style:style style:name="P7" style:family="paragraph">
      <style:paragraph-properties fo:text-align="center"/>
      <style:text-properties fo:color="#808080" fo:font-family="'Liberation Sans'" style:font-family-generic="roman" style:font-pitch="variable" fo:font-size="18pt" fo:font-style="italic" style:letter-kerning="true" style:font-size-asian="18pt" style:font-style-asian="italic" style:font-family-complex="'Lohit Hindi'" style:font-family-generic-complex="system" style:font-pitch-complex="variable" style:font-size-complex="18pt" style:font-style-complex="italic"/>
    </style:style>
    <style:style style:name="P8" style:family="paragraph">
      <style:paragraph-properties fo:text-align="center"/>
      <style:text-properties fo:color="#808080" fo:font-style="italic" style:font-style-asian="italic" style:font-style-complex="italic"/>
    </style:style>
    <style:style style:name="P9" style:family="paragraph">
      <style:paragraph-properties fo:text-align="center"/>
      <style:text-properties style:use-window-font-color="true"/>
    </style:style>
    <style:style style:name="P10" style:family="paragraph">
      <style:paragraph-properties fo:text-align="center"/>
      <style:text-properties style:use-window-font-color="true"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P11" style:family="paragraph">
      <style:text-properties fo:font-size="20pt"/>
    </style:style>
    <style:style style:name="T1" style:family="text">
      <style:text-properties fo:font-size="25.7000007629395pt"/>
    </style:style>
    <style:style style:name="T2" style:family="text">
      <style:text-properties fo:font-size="25.7000007629395pt"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color="#808080" fo:font-family="'Liberation Sans'" style:font-family-generic="roman" style:font-pitch="variable" fo:font-size="18pt" fo:font-style="italic" style:letter-kerning="true" style:font-size-asian="18pt" style:font-style-asian="italic" style:font-family-complex="'Lohit Hindi'" style:font-family-generic-complex="system" style:font-pitch-complex="variable" style:font-size-complex="18pt" style:font-style-complex="italic"/>
    </style:style>
    <style:style style:name="T6" style:family="text">
      <style:text-properties style:use-window-font-color="true"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7" style:family="text">
      <style:text-properties fo:font-size="20pt"/>
    </style:style>
    <style:style style:name="T8" style:family="text">
      <style:text-properties style:text-position="super 58%"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custom-shape draw:style-name="gr1" draw:text-style-name="P2" xml:id="id6" draw:id="id6" draw:layer="layout" svg:width="8.798cm" svg:height="2.858cm" svg:x="3.996cm" svg:y="8.998cm">
          <text:p text:style-name="P1"><text:span text:style-name="T1">CarrierModel</text:span></text:p>
          <draw:enhanced-geometry svg:viewBox="0 0 21600 21600" draw:type="rectangle" draw:enhanced-path="M 0 0 L 21600 0 21600 21600 0 21600 0 0 Z N"/>
        </draw:custom-shape>
        <draw:custom-shape draw:style-name="gr1" draw:text-style-name="P2" xml:id="id7" draw:id="id7" draw:layer="layout" svg:width="8.798cm" svg:height="2.858cm" svg:x="10.398cm" svg:y="16.283cm">
          <text:p text:style-name="P1"><text:span text:style-name="T1">CarrierModel</text:span></text:p>
          <text:p text:style-name="P1"><text:span text:style-name="T1">Worker</text:span></text:p>
          <draw:enhanced-geometry svg:viewBox="0 0 21600 21600" draw:type="rectangle" draw:enhanced-path="M 0 0 L 21600 0 21600 21600 0 21600 0 0 Z N"/>
        </draw:custom-shape>
        <draw:custom-shape draw:style-name="gr1" draw:text-style-name="P2" xml:id="id1" draw:id="id1" draw:layer="layout" svg:width="10.402cm" svg:height="3.143cm" svg:x="33.196cm" svg:y="8.855cm">
          <text:p text:style-name="P1"><text:span text:style-name="T1">CarrierHardware</text:span></text:p>
          <draw:enhanced-geometry svg:viewBox="0 0 21600 21600" draw:type="rectangle" draw:enhanced-path="M 0 0 L 21600 0 21600 21600 0 21600 0 0 Z N"/>
        </draw:custom-shape>
        <draw:custom-shape draw:style-name="gr1" draw:text-style-name="P2" xml:id="id2" draw:id="id2" draw:layer="layout" svg:width="5.2cm" svg:height="3.143cm" svg:x="45.596cm" svg:y="8.855cm">
          <text:p text:style-name="P1"><text:span text:style-name="T1">Carrier</text:span></text:p>
          <draw:enhanced-geometry svg:viewBox="0 0 21600 21600" draw:type="rectangle" draw:enhanced-path="M 0 0 L 21600 0 21600 21600 0 21600 0 0 Z N"/>
        </draw:custom-shape>
        <draw:connector draw:style-name="gr2" draw:text-style-name="P1" draw:layer="layout" draw:type="lines" svg:x1="43.598cm" svg:y1="10.426cm" svg:x2="45.596cm" svg:y2="10.426cm" draw:start-shape="id1" draw:start-glue-point="1" draw:end-shape="id2" draw:end-glue-point="3" svg:d="m43598 10426h501 996 501" svg:viewBox="0 0 1999 1">
          <text:p/>
        </draw:connector>
        <draw:custom-shape draw:style-name="gr1" draw:text-style-name="P2" xml:id="id5" draw:id="id5" draw:layer="layout" svg:width="10.402cm" svg:height="3.143cm" svg:x="17.996cm" svg:y="8.855cm">
          <text:p text:style-name="P1"><text:span text:style-name="T1">CarrierHardware</text:span></text:p>
          <text:p text:style-name="P1"><text:span text:style-name="T1">List</text:span></text:p>
          <draw:enhanced-geometry svg:viewBox="0 0 21600 21600" draw:type="rectangle" draw:enhanced-path="M 0 0 L 21600 0 21600 21600 0 21600 0 0 Z N"/>
        </draw:custom-shape>
        <draw:custom-shape draw:style-name="gr1" draw:text-style-name="P2" xml:id="id3" draw:id="id3" draw:layer="layout" svg:width="10.402cm" svg:height="3.143cm" svg:x="33.196cm" svg:y="13.998cm">
          <text:p text:style-name="P1"><text:span text:style-name="T1">CarrierHardware</text:span></text:p>
          <draw:enhanced-geometry svg:viewBox="0 0 21600 21600" draw:type="rectangle" draw:enhanced-path="M 0 0 L 21600 0 21600 21600 0 21600 0 0 Z N"/>
        </draw:custom-shape>
        <draw:custom-shape draw:style-name="gr1" draw:text-style-name="P2" xml:id="id4" draw:id="id4" draw:layer="layout" svg:width="5.2cm" svg:height="3.143cm" svg:x="45.596cm" svg:y="13.998cm">
          <text:p text:style-name="P1"><text:span text:style-name="T1">Carrier</text:span></text:p>
          <draw:enhanced-geometry svg:viewBox="0 0 21600 21600" draw:type="rectangle" draw:enhanced-path="M 0 0 L 21600 0 21600 21600 0 21600 0 0 Z N"/>
        </draw:custom-shape>
        <draw:connector draw:style-name="gr2" draw:text-style-name="P1" draw:layer="layout" draw:type="lines" svg:x1="43.598cm" svg:y1="15.569cm" svg:x2="45.596cm" svg:y2="15.569cm" draw:start-shape="id3" draw:start-glue-point="1" draw:end-shape="id4" draw:end-glue-point="3" svg:d="m43598 15569h501 996 501" svg:viewBox="0 0 1999 1">
          <text:p/>
        </draw:connector>
        <draw:connector draw:style-name="gr2" draw:text-style-name="P1" draw:layer="layout" draw:type="lines" svg:x1="28.398cm" svg:y1="10.426cm" svg:x2="33.196cm" svg:y2="10.426cm" draw:start-shape="id5" draw:start-glue-point="1" draw:end-shape="id1" draw:end-glue-point="3" svg:d="m28398 10426h501 3796 501" svg:viewBox="0 0 4799 1">
          <text:p/>
        </draw:connector>
        <draw:connector draw:style-name="gr3" draw:text-style-name="P1" draw:layer="layout" draw:type="line" svg:x1="28.398cm" svg:y1="10.426cm" svg:x2="33.196cm" svg:y2="15.569cm" draw:start-shape="id5" draw:start-glue-point="1" draw:end-shape="id3" draw:end-glue-point="3" svg:d="m28398 10426 4798 5143" svg:viewBox="0 0 4799 5144">
          <text:p/>
        </draw:connector>
        <draw:custom-shape draw:style-name="gr1" draw:text-style-name="P2" xml:id="id8" draw:id="id8" draw:layer="layout" svg:width="8.798cm" svg:height="2.858cm" svg:x="10.398cm" svg:y="21.998cm">
          <text:p text:style-name="P1"><text:span text:style-name="T1">CarrierModel</text:span></text:p>
          <text:p text:style-name="P1"><text:span text:style-name="T1">Worker</text:span></text:p>
          <draw:enhanced-geometry svg:viewBox="0 0 21600 21600" draw:type="rectangle" draw:enhanced-path="M 0 0 L 21600 0 21600 21600 0 21600 0 0 Z N"/>
        </draw:custom-shape>
        <draw:connector draw:style-name="gr2" draw:text-style-name="P1" draw:layer="layout" svg:x1="8.395cm" svg:y1="11.856cm" svg:x2="10.398cm" svg:y2="17.712cm" draw:start-shape="id6" draw:start-glue-point="2" draw:end-shape="id7" draw:end-glue-point="3" svg:d="m8395 11856v5856h2003" svg:viewBox="0 0 2004 5857">
          <text:p/>
        </draw:connector>
        <draw:connector draw:style-name="gr2" draw:text-style-name="P1" draw:layer="layout" svg:x1="8.395cm" svg:y1="11.856cm" svg:x2="10.398cm" svg:y2="23.427cm" draw:start-shape="id6" draw:start-glue-point="2" draw:end-shape="id8" draw:end-glue-point="3" svg:d="m8395 11856v11571h2003" svg:viewBox="0 0 2004 11572">
          <text:p/>
        </draw:connector>
        <draw:connector draw:style-name="gr2" draw:text-style-name="P1" draw:layer="layout" draw:type="line" svg:x1="19.196cm" svg:y1="17.712cm" svg:x2="23.197cm" svg:y2="11.998cm" draw:start-shape="id7" draw:end-shape="id5" draw:end-glue-point="2" svg:d="m19196 17712 4001-5714" svg:viewBox="0 0 4002 5715">
          <text:p/>
        </draw:connector>
        <draw:connector draw:style-name="gr2" draw:text-style-name="P1" draw:layer="layout" draw:type="line" svg:x1="19.196cm" svg:y1="23.427cm" svg:x2="23.197cm" svg:y2="11.998cm" draw:start-shape="id8" draw:start-glue-point="1" draw:end-shape="id5" draw:end-glue-point="2" svg:d="m19196 23427 4001-11429" svg:viewBox="0 0 4002 11430">
          <text:p/>
        </draw:connector>
        <draw:custom-shape draw:style-name="gr4" draw:text-style-name="P3" xml:id="id9" draw:id="id9" draw:layer="layout" svg:width="8.798cm" svg:height="2.858cm" svg:x="3.996cm" svg:y="1.712cm">
          <text:p text:style-name="P1"><text:span text:style-name="T2">ICarrierModel</text:span></text:p>
          <draw:enhanced-geometry svg:viewBox="0 0 21600 21600" draw:type="rectangle" draw:enhanced-path="M 0 0 L 21600 0 21600 21600 0 21600 0 0 Z N"/>
        </draw:custom-shape>
        <draw:custom-shape draw:style-name="gr4" draw:text-style-name="P3" xml:id="id11" draw:id="id11" draw:layer="layout" svg:width="10.402cm" svg:height="3.143cm" svg:x="17.996cm" svg:y="1.569cm">
          <text:p text:style-name="P1"><text:span text:style-name="T2">ICarrierHardware</text:span></text:p>
          <text:p text:style-name="P1"><text:span text:style-name="T2">List</text:span></text:p>
          <draw:enhanced-geometry svg:viewBox="0 0 21600 21600" draw:type="rectangle" draw:enhanced-path="M 0 0 L 21600 0 21600 21600 0 21600 0 0 Z N"/>
        </draw:custom-shape>
        <draw:custom-shape draw:style-name="gr4" draw:text-style-name="P3" xml:id="id12" draw:id="id12" draw:layer="layout" svg:width="10.402cm" svg:height="3.143cm" svg:x="33.196cm" svg:y="1.569cm">
          <text:p text:style-name="P1"><text:span text:style-name="T2">ICarrierHardware</text:span></text:p>
          <draw:enhanced-geometry svg:viewBox="0 0 21600 21600" draw:type="rectangle" draw:enhanced-path="M 0 0 L 21600 0 21600 21600 0 21600 0 0 Z N"/>
        </draw:custom-shape>
        <draw:custom-shape draw:style-name="gr4" draw:text-style-name="P3" xml:id="id13" draw:id="id13" draw:layer="layout" svg:width="5.2cm" svg:height="3.143cm" svg:x="45.596cm" svg:y="1.569cm">
          <text:p text:style-name="P1"><text:span text:style-name="T2">ICarrier</text:span></text:p>
          <draw:enhanced-geometry svg:viewBox="0 0 21600 21600" draw:type="rectangle" draw:enhanced-path="M 0 0 L 21600 0 21600 21600 0 21600 0 0 Z N"/>
        </draw:custom-shape>
        <draw:custom-shape draw:style-name="gr4" draw:text-style-name="P3" xml:id="id10" draw:id="id10" draw:layer="layout" svg:width="8.798cm" svg:height="2.858cm" svg:x="10.398cm" svg:y="5.141cm">
          <text:p text:style-name="P1"><text:span text:style-name="T2">ICarrierModel</text:span></text:p>
          <text:p text:style-name="P1"><text:span text:style-name="T2">Worker</text:span></text:p>
          <draw:enhanced-geometry svg:viewBox="0 0 21600 21600" draw:type="rectangle" draw:enhanced-path="M 0 0 L 21600 0 21600 21600 0 21600 0 0 Z N"/>
        </draw:custom-shape>
        <draw:connector draw:style-name="gr5" draw:text-style-name="P1" draw:layer="layout" draw:type="line" svg:x1="8.395cm" svg:y1="4.57cm" svg:x2="8.395cm" svg:y2="8.998cm" draw:start-shape="id9" draw:start-glue-point="2" draw:end-shape="id6" draw:end-glue-point="0" svg:d="m8395 4570v4428" svg:viewBox="0 0 1 4429">
          <text:p/>
        </draw:connector>
        <draw:connector draw:style-name="gr5" draw:text-style-name="P1" draw:layer="layout" draw:type="line" svg:x1="14.797cm" svg:y1="7.999cm" svg:x2="14.797cm" svg:y2="16.283cm" draw:start-shape="id10" draw:start-glue-point="2" draw:end-shape="id7" draw:end-glue-point="0" svg:d="m14797 7999v8284" svg:viewBox="0 0 1 8285">
          <text:p/>
        </draw:connector>
        <draw:connector draw:style-name="gr5" draw:text-style-name="P1" draw:layer="layout" draw:type="line" svg:x1="23.197cm" svg:y1="4.712cm" svg:x2="23.197cm" svg:y2="8.855cm" draw:start-shape="id11" draw:start-glue-point="2" draw:end-shape="id5" draw:end-glue-point="0" svg:d="m23197 4712v4143" svg:viewBox="0 0 1 4144">
          <text:p/>
        </draw:connector>
        <draw:connector draw:style-name="gr5" draw:text-style-name="P1" draw:layer="layout" draw:type="line" svg:x1="38.397cm" svg:y1="4.712cm" svg:x2="38.397cm" svg:y2="8.855cm" draw:start-shape="id12" draw:start-glue-point="2" draw:end-shape="id1" draw:end-glue-point="0" svg:d="m38397 4712v4143" svg:viewBox="0 0 1 4144">
          <text:p/>
        </draw:connector>
        <draw:connector draw:style-name="gr5" draw:text-style-name="P1" draw:layer="layout" draw:type="line" svg:x1="48.196cm" svg:y1="4.712cm" svg:x2="48.196cm" svg:y2="8.855cm" draw:start-shape="id13" draw:start-glue-point="2" draw:end-shape="id2" draw:end-glue-point="0" svg:d="m48196 4712v4143" svg:viewBox="0 0 1 4144">
          <text:p/>
        </draw:connector>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custom-shape draw:style-name="gr1" draw:text-style-name="P4" xml:id="id15" draw:id="id15" draw:layer="layout" svg:width="4.399cm" svg:height="2cm" svg:x="1.998cm" svg:y="4.999cm">
          <text:p text:style-name="P1"><text:span text:style-name="T3">Common</text:span></text:p>
          <text:p text:style-name="P1"><text:span text:style-name="T3">CarrierModel</text:span></text:p>
          <draw:enhanced-geometry svg:viewBox="0 0 21600 21600" draw:type="rectangle" draw:enhanced-path="M 0 0 L 21600 0 21600 21600 0 21600 0 0 Z N"/>
        </draw:custom-shape>
        <draw:custom-shape draw:style-name="gr1" draw:text-style-name="P4" xml:id="id17" draw:id="id17" draw:layer="layout" svg:width="4.399cm" svg:height="2cm" svg:x="9.099cm" svg:y="8.699cm">
          <text:p text:style-name="P1"><text:span text:style-name="T3">CommonCarrier</text:span></text:p>
          <text:p text:style-name="P1"><text:span text:style-name="T3">ModelListWorker</text:span></text:p>
          <draw:enhanced-geometry svg:viewBox="0 0 21600 21600" draw:type="rectangle" draw:enhanced-path="M 0 0 L 21600 0 21600 21600 0 21600 0 0 Z N"/>
        </draw:custom-shape>
        <draw:custom-shape draw:style-name="gr1" draw:text-style-name="P4" xml:id="id21" draw:id="id21" draw:layer="layout" svg:width="5.201cm" svg:height="2.2cm" svg:x="23.699cm" svg:y="12.5cm">
          <text:p text:style-name="P1"><text:span text:style-name="T3">EtnaCarrierHardware</text:span></text:p>
          <draw:enhanced-geometry svg:viewBox="0 0 21600 21600" draw:type="rectangle" draw:enhanced-path="M 0 0 L 21600 0 21600 21600 0 21600 0 0 Z N"/>
        </draw:custom-shape>
        <draw:custom-shape draw:style-name="gr1" draw:text-style-name="P4" xml:id="id24" draw:id="id24" draw:layer="layout" svg:width="2.6cm" svg:height="2.2cm" svg:x="31.3cm" svg:y="16.2cm">
          <text:p text:style-name="P1"><text:span text:style-name="T3">Common</text:span></text:p>
          <text:p text:style-name="P1"><text:span text:style-name="T3">Carrier</text:span></text:p>
          <draw:enhanced-geometry svg:viewBox="0 0 21600 21600" draw:type="rectangle" draw:enhanced-path="M 0 0 L 21600 0 21600 21600 0 21600 0 0 Z N"/>
        </draw:custom-shape>
        <draw:custom-shape draw:style-name="gr1" draw:text-style-name="P4" xml:id="id19" draw:id="id19" draw:layer="layout" svg:width="5.201cm" svg:height="2.2cm" svg:x="16.098cm" svg:y="12.499cm">
          <text:p text:style-name="P1"><text:span text:style-name="T3">CommonCarrier</text:span></text:p>
          <text:p text:style-name="P1"><text:span text:style-name="T3">HardwareList&lt;&gt;</text:span></text:p>
          <draw:enhanced-geometry svg:viewBox="0 0 21600 21600" draw:type="rectangle" draw:enhanced-path="M 0 0 L 21600 0 21600 21600 0 21600 0 0 Z N"/>
        </draw:custom-shape>
        <draw:custom-shape draw:style-name="gr4" draw:text-style-name="P5" xml:id="id14" draw:id="id14" draw:layer="layout" svg:width="4.399cm" svg:height="2cm" svg:x="1.998cm" svg:y="1.199cm">
          <text:p text:style-name="P1"><text:span text:style-name="T4">ICarrierModel</text:span></text:p>
          <draw:enhanced-geometry svg:viewBox="0 0 21600 21600" draw:type="rectangle" draw:enhanced-path="M 0 0 L 21600 0 21600 21600 0 21600 0 0 Z N"/>
        </draw:custom-shape>
        <draw:custom-shape draw:style-name="gr4" draw:text-style-name="P6" xml:id="id18" draw:id="id18" draw:layer="layout" svg:width="5.201cm" svg:height="2.2cm" svg:x="16.098cm" svg:y="8.599cm">
          <text:p text:style-name="P1"><text:span text:style-name="T4">ICarrierHardware</text:span></text:p>
          <text:p text:style-name="P1"><text:span text:style-name="T4">List</text:span></text:p>
          <draw:enhanced-geometry svg:viewBox="0 0 21600 21600" draw:type="rectangle" draw:enhanced-path="M 0 0 L 21600 0 21600 21600 0 21600 0 0 Z N"/>
        </draw:custom-shape>
        <draw:custom-shape draw:style-name="gr4" draw:text-style-name="P6" xml:id="id22" draw:id="id22" draw:layer="layout" svg:width="5.201cm" svg:height="2.2cm" svg:x="23.699cm" svg:y="8.6cm">
          <text:p text:style-name="P1"><text:span text:style-name="T4">ICarrierHardware</text:span></text:p>
          <draw:enhanced-geometry svg:viewBox="0 0 21600 21600" draw:type="rectangle" draw:enhanced-path="M 0 0 L 21600 0 21600 21600 0 21600 0 0 Z N"/>
        </draw:custom-shape>
        <draw:custom-shape draw:style-name="gr4" draw:text-style-name="P6" xml:id="id23" draw:id="id23" draw:layer="layout" svg:width="2.6cm" svg:height="2.2cm" svg:x="31.3cm" svg:y="12.5cm">
          <text:p text:style-name="P1"><text:span text:style-name="T4">ICarrier</text:span></text:p>
          <draw:enhanced-geometry svg:viewBox="0 0 21600 21600" draw:type="rectangle" draw:enhanced-path="M 0 0 L 21600 0 21600 21600 0 21600 0 0 Z N"/>
        </draw:custom-shape>
        <draw:custom-shape draw:style-name="gr4" draw:text-style-name="P5" xml:id="id16" draw:id="id16" draw:layer="layout" svg:width="4.399cm" svg:height="2cm" svg:x="9.099cm" svg:y="4.999cm">
          <text:p text:style-name="P1"><text:span text:style-name="T4">ICarrierModel</text:span></text:p>
          <text:p text:style-name="P1"><text:span text:style-name="T4">Worker</text:span></text:p>
          <draw:enhanced-geometry svg:viewBox="0 0 21600 21600" draw:type="rectangle" draw:enhanced-path="M 0 0 L 21600 0 21600 21600 0 21600 0 0 Z N"/>
        </draw:custom-shape>
        <draw:connector draw:style-name="gr7" draw:text-style-name="P1" draw:layer="layout" draw:type="line" svg:x1="4.197cm" svg:y1="3.199cm" svg:x2="4.197cm" svg:y2="4.999cm" draw:start-shape="id14" draw:start-glue-point="2" draw:end-shape="id15" draw:end-glue-point="0" svg:d="m4197 3199v1800" svg:viewBox="0 0 1 1801">
          <text:p/>
        </draw:connector>
        <draw:connector draw:style-name="gr8" draw:text-style-name="P1" draw:layer="layout" svg:x1="6.397cm" svg:y1="5.999cm" svg:x2="9.099cm" svg:y2="5.999cm" draw:start-shape="id15" draw:start-glue-point="1" draw:end-shape="id16" draw:end-glue-point="3" svg:d="m6397 5999h2702" svg:viewBox="0 0 2703 1">
          <text:p/>
        </draw:connector>
        <draw:connector draw:style-name="gr8" draw:text-style-name="P1" draw:layer="layout" svg:x1="13.498cm" svg:y1="9.699cm" svg:x2="16.098cm" svg:y2="9.699cm" draw:start-shape="id17" draw:start-glue-point="1" draw:end-shape="id18" svg:d="m13498 9699h2600" svg:viewBox="0 0 2601 1">
          <text:p/>
        </draw:connector>
        <draw:connector draw:style-name="gr7" draw:text-style-name="P1" draw:layer="layout" draw:type="line" svg:x1="11.298cm" svg:y1="6.999cm" svg:x2="11.298cm" svg:y2="8.699cm" draw:start-shape="id16" draw:start-glue-point="2" draw:end-shape="id17" draw:end-glue-point="0" svg:d="m11298 6999v1700" svg:viewBox="0 0 1 1701">
          <text:p/>
        </draw:connector>
        <draw:connector draw:style-name="gr7" draw:text-style-name="P1" draw:layer="layout" draw:type="line" svg:x1="18.698cm" svg:y1="10.799cm" svg:x2="18.698cm" svg:y2="12.499cm" draw:start-shape="id18" draw:start-glue-point="2" draw:end-shape="id19" draw:end-glue-point="0" svg:d="m18698 10799v1700" svg:viewBox="0 0 1 1701">
          <text:p/>
        </draw:connector>
        <draw:frame draw:style-name="gr9" draw:layer="layout" svg:width="0.853cm" svg:height="0.962cm" svg:x="15.3cm" svg:y="8.9cm">
          <draw:text-box>
            <text:p>1</text:p>
          </draw:text-box>
        </draw:frame>
        <draw:custom-shape draw:style-name="gr1" draw:text-style-name="P4" xml:id="id20" draw:id="id20" draw:layer="layout" svg:width="4.399cm" svg:height="2cm" svg:x="5.4cm" svg:y="11.599cm">
          <text:p text:style-name="P1"><text:span text:style-name="T3">CommonCarrier</text:span></text:p>
          <text:p text:style-name="P1"><text:span text:style-name="T3">ModelWorker</text:span></text:p>
          <draw:enhanced-geometry svg:viewBox="0 0 21600 21600" draw:type="rectangle" draw:enhanced-path="M 0 0 L 21600 0 21600 21600 0 21600 0 0 Z N"/>
        </draw:custom-shape>
        <draw:connector draw:style-name="gr10" draw:text-style-name="P1" draw:layer="layout" draw:line-skew="-1.349cm" svg:x1="7.599cm" svg:y1="11.599cm" svg:x2="11.298cm" svg:y2="6.999cm" draw:start-shape="id20" draw:start-glue-point="0" draw:end-shape="id16" svg:d="m7599 11599v-3649h3699v-951" svg:viewBox="0 0 3700 4601">
          <text:p/>
        </draw:connector>
        <draw:connector draw:style-name="gr8" draw:text-style-name="P1" draw:layer="layout" draw:line-skew="2.052cm" svg:x1="9.799cm" svg:y1="12.599cm" svg:x2="16.098cm" svg:y2="9.699cm" draw:start-shape="id20" draw:start-glue-point="1" draw:end-shape="id18" svg:d="m9799 12599h5201v-2900h1098" svg:viewBox="0 0 6300 2901">
          <text:p/>
        </draw:connector>
        <draw:connector draw:style-name="gr8" draw:text-style-name="P1" draw:layer="layout" svg:x1="21.299cm" svg:y1="13.599cm" svg:x2="23.699cm" svg:y2="13.6cm" draw:start-shape="id19" draw:start-glue-point="1" draw:end-shape="id21" draw:end-glue-point="3" svg:d="m21299 13599h1199v1h1201" svg:viewBox="0 0 2401 2">
          <text:p/>
        </draw:connector>
        <draw:connector draw:style-name="gr7" draw:text-style-name="P1" draw:layer="layout" draw:type="line" svg:x1="26.299cm" svg:y1="10.8cm" svg:x2="26.299cm" svg:y2="12.5cm" draw:start-shape="id22" draw:start-glue-point="2" draw:end-shape="id21" draw:end-glue-point="0" svg:d="m26299 10800v1700" svg:viewBox="0 0 1 1701">
          <text:p/>
        </draw:connector>
        <draw:frame draw:style-name="gr9" draw:layer="layout" svg:width="0.748cm" svg:height="0.962cm" svg:x="23.001cm" svg:y="12.9cm">
          <draw:text-box>
            <text:p>*</text:p>
          </draw:text-box>
        </draw:frame>
        <draw:frame draw:style-name="gr9" draw:layer="layout" svg:width="0.748cm" svg:height="0.962cm" svg:x="8.401cm" svg:y="5.3cm">
          <draw:text-box>
            <text:p>*</text:p>
          </draw:text-box>
        </draw:frame>
        <draw:connector draw:style-name="gr8" draw:text-style-name="P1" draw:layer="layout" svg:x1="28.9cm" svg:y1="13.6cm" svg:x2="31.3cm" svg:y2="13.6cm" draw:start-shape="id21" draw:start-glue-point="1" draw:end-shape="id23" draw:end-glue-point="3" svg:d="m28900 13600h2400" svg:viewBox="0 0 2401 1">
          <text:p/>
        </draw:connector>
        <draw:connector draw:style-name="gr7" draw:text-style-name="P1" draw:layer="layout" draw:type="line" svg:x1="32.6cm" svg:y1="14.7cm" svg:x2="32.6cm" svg:y2="16.2cm" draw:start-shape="id23" draw:start-glue-point="2" draw:end-shape="id24" draw:end-glue-point="0" svg:d="m32600 14700v1500" svg:viewBox="0 0 1 1501">
          <text:p/>
        </draw:connector>
        <draw:frame draw:style-name="gr9" draw:layer="layout" svg:width="0.853cm" svg:height="0.962cm" svg:x="30.601cm" svg:y="12.8cm">
          <draw:text-box>
            <text:p>1</text:p>
          </draw:text-box>
        </draw:frame>
        <presentation:notes draw:style-name="dp2">
          <draw:page-thumbnail draw:style-name="gr6"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custom-shape draw:style-name="gr1" draw:text-style-name="P4" xml:id="id34" draw:id="id34" draw:layer="layout" svg:width="4.399cm" svg:height="2cm" svg:x="1.801cm" svg:y="3.8cm">
          <text:p text:style-name="P1"><text:span text:style-name="T3">Etna</text:span></text:p>
          <text:p text:style-name="P1"><text:span text:style-name="T3">CarrierModel</text:span></text:p>
          <draw:enhanced-geometry svg:viewBox="0 0 21600 21600" draw:type="rectangle" draw:enhanced-path="M 0 0 L 21600 0 21600 21600 0 21600 0 0 Z N"/>
        </draw:custom-shape>
        <draw:custom-shape draw:style-name="gr1" draw:text-style-name="P4" xml:id="id35" draw:id="id35" draw:layer="layout" svg:width="4.399cm" svg:height="2cm" svg:x="9.8cm" svg:y="6.8cm">
          <text:p text:style-name="P1"><text:span text:style-name="T3">EtnaCarrier</text:span></text:p>
          <text:p text:style-name="P1"><text:span text:style-name="T3">ListWorker</text:span></text:p>
          <draw:enhanced-geometry svg:viewBox="0 0 21600 21600" draw:type="rectangle" draw:enhanced-path="M 0 0 L 21600 0 21600 21600 0 21600 0 0 Z N"/>
        </draw:custom-shape>
        <draw:custom-shape draw:style-name="gr1" draw:text-style-name="P4" xml:id="id28" draw:id="id28" draw:layer="layout" svg:width="5.201cm" svg:height="2.2cm" svg:x="24cm" svg:y="5cm">
          <text:p text:style-name="P1"><text:span text:style-name="T3">EtnaCarrierHardware</text:span></text:p>
          <draw:enhanced-geometry svg:viewBox="0 0 21600 21600" draw:type="rectangle" draw:enhanced-path="M 0 0 L 21600 0 21600 21600 0 21600 0 0 Z N"/>
        </draw:custom-shape>
        <draw:custom-shape draw:style-name="gr1" draw:text-style-name="P4" xml:id="id26" draw:id="id26" draw:layer="layout" svg:width="2.6cm" svg:height="2.2cm" svg:x="31.6cm" svg:y="6.6cm">
          <text:p text:style-name="P1"><text:span text:style-name="T3">Common</text:span></text:p>
          <text:p text:style-name="P1"><text:span text:style-name="T3">Carrier</text:span></text:p>
          <draw:enhanced-geometry svg:viewBox="0 0 21600 21600" draw:type="rectangle" draw:enhanced-path="M 0 0 L 21600 0 21600 21600 0 21600 0 0 Z N"/>
        </draw:custom-shape>
        <draw:custom-shape draw:style-name="gr1" draw:text-style-name="P4" xml:id="id27" draw:id="id27" draw:layer="layout" svg:width="5.201cm" svg:height="2.2cm" svg:x="18.2cm" svg:y="1.2cm">
          <text:p text:style-name="P1"><text:span text:style-name="T3">CommonCarrier</text:span></text:p>
          <text:p text:style-name="P1"><text:span text:style-name="T3">HardwareList&lt;&gt;</text:span></text:p>
          <draw:enhanced-geometry svg:viewBox="0 0 21600 21600" draw:type="rectangle" draw:enhanced-path="M 0 0 L 21600 0 21600 21600 0 21600 0 0 Z N"/>
        </draw:custom-shape>
        <draw:custom-shape draw:style-name="gr1" draw:text-style-name="P4" xml:id="id36" draw:id="id36" draw:layer="layout" svg:width="4.399cm" svg:height="2cm" svg:x="9.799cm" svg:y="11.4cm">
          <text:p text:style-name="P1"><text:span text:style-name="T3">EtnaCarrier</text:span></text:p>
          <text:p text:style-name="P1"><text:span text:style-name="T3">ChainWorker</text:span></text:p>
          <draw:enhanced-geometry svg:viewBox="0 0 21600 21600" draw:type="rectangle" draw:enhanced-path="M 0 0 L 21600 0 21600 21600 0 21600 0 0 Z N"/>
        </draw:custom-shape>
        <draw:custom-shape draw:style-name="gr1" draw:text-style-name="P6" xml:id="id25" draw:id="id25" draw:layer="layout" svg:width="5.201cm" svg:height="1cm" svg:x="24.001cm" svg:y="7.2cm">
          <text:p text:style-name="P1"><text:span text:style-name="T4">*mCarrier</text:span></text:p>
          <draw:enhanced-geometry svg:viewBox="0 0 21600 21600" draw:type="rectangle" draw:enhanced-path="M 0 0 L 21600 0 21600 21600 0 21600 0 0 Z N"/>
        </draw:custom-shape>
        <draw:connector draw:style-name="gr2" draw:text-style-name="P1" draw:layer="layout" draw:type="line" svg:x1="29.202cm" svg:y1="7.7cm" svg:x2="31.6cm" svg:y2="7.7cm" draw:start-shape="id25" draw:start-glue-point="1" draw:end-shape="id26" draw:end-glue-point="3" svg:d="m29202 7700h2398" svg:viewBox="0 0 2399 1">
          <text:p/>
        </draw:connector>
        <draw:connector draw:style-name="gr2" draw:text-style-name="P1" draw:layer="layout" svg:x1="20.8cm" svg:y1="3.4cm" svg:x2="24cm" svg:y2="6.1cm" draw:start-shape="id27" draw:start-glue-point="2" draw:end-shape="id28" draw:end-glue-point="3" svg:d="m20800 3400v2700h3200" svg:viewBox="0 0 3201 2701">
          <text:p/>
        </draw:connector>
        <draw:custom-shape draw:style-name="gr1" draw:text-style-name="P4" xml:id="id31" draw:id="id31" draw:layer="layout" svg:width="5.201cm" svg:height="2.2cm" svg:x="24cm" svg:y="10cm">
          <text:p text:style-name="P1"><text:span text:style-name="T3">EtnaCarrierHardware</text:span></text:p>
          <draw:enhanced-geometry svg:viewBox="0 0 21600 21600" draw:type="rectangle" draw:enhanced-path="M 0 0 L 21600 0 21600 21600 0 21600 0 0 Z N"/>
        </draw:custom-shape>
        <draw:custom-shape draw:style-name="gr1" draw:text-style-name="P4" xml:id="id30" draw:id="id30" draw:layer="layout" svg:width="2.6cm" svg:height="2.2cm" svg:x="31.6cm" svg:y="11.6cm">
          <text:p text:style-name="P1"><text:span text:style-name="T3">Common</text:span></text:p>
          <text:p text:style-name="P1"><text:span text:style-name="T3">Carrier</text:span></text:p>
          <draw:enhanced-geometry svg:viewBox="0 0 21600 21600" draw:type="rectangle" draw:enhanced-path="M 0 0 L 21600 0 21600 21600 0 21600 0 0 Z N"/>
        </draw:custom-shape>
        <draw:custom-shape draw:style-name="gr1" draw:text-style-name="P6" xml:id="id29" draw:id="id29" draw:layer="layout" svg:width="5.201cm" svg:height="1cm" svg:x="24.001cm" svg:y="12.2cm">
          <text:p text:style-name="P1"><text:span text:style-name="T4">*mCarrier</text:span></text:p>
          <draw:enhanced-geometry svg:viewBox="0 0 21600 21600" draw:type="rectangle" draw:enhanced-path="M 0 0 L 21600 0 21600 21600 0 21600 0 0 Z N"/>
        </draw:custom-shape>
        <draw:connector draw:style-name="gr2" draw:text-style-name="P1" draw:layer="layout" draw:type="line" svg:x1="29.202cm" svg:y1="12.7cm" svg:x2="31.6cm" svg:y2="12.7cm" draw:start-shape="id29" draw:start-glue-point="1" draw:end-shape="id30" draw:end-glue-point="3" svg:d="m29202 12700h2398" svg:viewBox="0 0 2399 1">
          <text:p/>
        </draw:connector>
        <draw:connector draw:style-name="gr2" draw:text-style-name="P1" draw:layer="layout" svg:x1="20.8cm" svg:y1="3.4cm" svg:x2="24cm" svg:y2="11.1cm" draw:start-shape="id27" draw:start-glue-point="2" draw:end-shape="id31" draw:end-glue-point="3" svg:d="m20800 3400v7700h3200" svg:viewBox="0 0 3201 7701">
          <text:p/>
        </draw:connector>
        <draw:custom-shape draw:style-name="gr1" draw:text-style-name="P6" xml:id="id32" draw:id="id32" draw:layer="layout" svg:width="4.399cm" svg:height="1cm" svg:x="9.801cm" svg:y="8.8cm">
          <text:p text:style-name="P1"><text:span text:style-name="T4">*mCarrierList</text:span></text:p>
          <draw:enhanced-geometry svg:viewBox="0 0 21600 21600" draw:type="rectangle" draw:enhanced-path="M 0 0 L 21600 0 21600 21600 0 21600 0 0 Z N"/>
        </draw:custom-shape>
        <draw:custom-shape draw:style-name="gr1" draw:text-style-name="P6" xml:id="id33" draw:id="id33" draw:layer="layout" svg:width="4.399cm" svg:height="1cm" svg:x="9.802cm" svg:y="13.4cm">
          <text:p text:style-name="P1"><text:span text:style-name="T4">*mCarrierList</text:span></text:p>
          <draw:enhanced-geometry svg:viewBox="0 0 21600 21600" draw:type="rectangle" draw:enhanced-path="M 0 0 L 21600 0 21600 21600 0 21600 0 0 Z N"/>
        </draw:custom-shape>
        <draw:connector draw:style-name="gr2" draw:text-style-name="P1" draw:layer="layout" svg:x1="14.2cm" svg:y1="9.3cm" svg:x2="18.2cm" svg:y2="2.3cm" draw:start-shape="id32" draw:start-glue-point="1" draw:end-shape="id27" svg:d="m14200 9300h1999v-7000h2001" svg:viewBox="0 0 4001 7001">
          <text:p/>
        </draw:connector>
        <draw:connector draw:style-name="gr2" draw:text-style-name="P1" draw:layer="layout" svg:x1="14.201cm" svg:y1="13.9cm" svg:x2="18.2cm" svg:y2="2.3cm" draw:start-shape="id33" draw:start-glue-point="1" draw:end-shape="id27" svg:d="m14201 13900h1999v-11600h2000" svg:viewBox="0 0 4000 11601">
          <text:p/>
        </draw:connector>
        <draw:connector draw:style-name="gr11" draw:text-style-name="P1" draw:layer="layout" draw:type="line" svg:x1="26.601cm" svg:y1="8.2cm" svg:x2="26.6cm" svg:y2="10cm" draw:start-shape="id25" draw:start-glue-point="2" draw:end-shape="id31" draw:end-glue-point="0" svg:d="m26601 8200-1 1800" svg:viewBox="0 0 2 1801">
          <text:p/>
        </draw:connector>
        <draw:connector draw:style-name="gr2" draw:text-style-name="P1" draw:layer="layout" svg:x1="4cm" svg:y1="5.8cm" svg:x2="9.8cm" svg:y2="7.8cm" draw:start-shape="id34" draw:start-glue-point="2" draw:end-shape="id35" draw:end-glue-point="3" svg:d="m4000 5800v2000h5800" svg:viewBox="0 0 5801 2001">
          <text:p/>
        </draw:connector>
        <draw:connector draw:style-name="gr2" draw:text-style-name="P1" draw:layer="layout" svg:x1="4cm" svg:y1="5.8cm" svg:x2="9.799cm" svg:y2="12.4cm" draw:start-shape="id34" draw:start-glue-point="2" draw:end-shape="id36" draw:end-glue-point="3" svg:d="m4000 5800v6600h5799" svg:viewBox="0 0 5800 6601">
          <text:p/>
        </draw:connector>
        <draw:custom-shape draw:style-name="gr1" draw:text-style-name="P4" xml:id="id37" draw:id="id37" draw:layer="layout" svg:width="4.399cm" svg:height="2cm" svg:x="9.799cm" svg:y="15cm">
          <text:p text:style-name="P1"><text:span text:style-name="T3">EtnaCarrier</text:span></text:p>
          <text:p text:style-name="P1"><text:span text:style-name="T3">CfrWorker</text:span></text:p>
          <draw:enhanced-geometry svg:viewBox="0 0 21600 21600" draw:type="rectangle" draw:enhanced-path="M 0 0 L 21600 0 21600 21600 0 21600 0 0 Z N"/>
        </draw:custom-shape>
        <draw:custom-shape draw:style-name="gr1" draw:text-style-name="P6" xml:id="id39" draw:id="id39" draw:layer="layout" svg:width="4.399cm" svg:height="1cm" svg:x="9.802cm" svg:y="17cm">
          <text:p text:style-name="P1"><text:span text:style-name="T4">*mCarrierList</text:span></text:p>
          <draw:enhanced-geometry svg:viewBox="0 0 21600 21600" draw:type="rectangle" draw:enhanced-path="M 0 0 L 21600 0 21600 21600 0 21600 0 0 Z N"/>
        </draw:custom-shape>
        <draw:custom-shape draw:style-name="gr1" draw:text-style-name="P4" xml:id="id38" draw:id="id38" draw:layer="layout" svg:width="4.399cm" svg:height="2cm" svg:x="9.799cm" svg:y="19cm">
          <text:p text:style-name="P1"><text:span text:style-name="T3">EtnaCarrier</text:span></text:p>
          <text:p text:style-name="P1"><text:span text:style-name="T3">DelayWorker</text:span></text:p>
          <draw:enhanced-geometry svg:viewBox="0 0 21600 21600" draw:type="rectangle" draw:enhanced-path="M 0 0 L 21600 0 21600 21600 0 21600 0 0 Z N"/>
        </draw:custom-shape>
        <draw:custom-shape draw:style-name="gr1" draw:text-style-name="P6" xml:id="id40" draw:id="id40" draw:layer="layout" svg:width="4.399cm" svg:height="1cm" svg:x="9.802cm" svg:y="21cm">
          <text:p text:style-name="P1"><text:span text:style-name="T4">*mCarrierList</text:span></text:p>
          <draw:enhanced-geometry svg:viewBox="0 0 21600 21600" draw:type="rectangle" draw:enhanced-path="M 0 0 L 21600 0 21600 21600 0 21600 0 0 Z N"/>
        </draw:custom-shape>
        <draw:connector draw:style-name="gr2" draw:text-style-name="P1" draw:layer="layout" svg:x1="4cm" svg:y1="5.8cm" svg:x2="9.799cm" svg:y2="16cm" draw:start-shape="id34" draw:start-glue-point="2" draw:end-shape="id37" draw:end-glue-point="3" svg:d="m4000 5800v10200h5799" svg:viewBox="0 0 5800 10201">
          <text:p/>
        </draw:connector>
        <draw:connector draw:style-name="gr2" draw:text-style-name="P1" draw:layer="layout" svg:x1="4cm" svg:y1="5.8cm" svg:x2="9.799cm" svg:y2="20cm" draw:start-shape="id34" draw:start-glue-point="2" draw:end-shape="id38" draw:end-glue-point="3" svg:d="m4000 5800v14200h5799" svg:viewBox="0 0 5800 14201">
          <text:p/>
        </draw:connector>
        <draw:connector draw:style-name="gr2" draw:text-style-name="P1" draw:layer="layout" svg:x1="14.201cm" svg:y1="17.5cm" svg:x2="18.2cm" svg:y2="2.3cm" draw:start-shape="id39" draw:start-glue-point="1" draw:end-shape="id27" svg:d="m14201 17500h1999v-15200h2000" svg:viewBox="0 0 4000 15201">
          <text:p/>
        </draw:connector>
        <draw:connector draw:style-name="gr2" draw:text-style-name="P1" draw:layer="layout" svg:x1="14.201cm" svg:y1="21.5cm" svg:x2="18.2cm" svg:y2="2.3cm" draw:start-shape="id40" draw:end-shape="id27" svg:d="m14201 21500h1999v-19200h2000" svg:viewBox="0 0 4000 19201">
          <text:p/>
        </draw:connector>
        <presentation:notes draw:style-name="dp2">
          <draw:page-thumbnail draw:style-name="gr6"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connector draw:style-name="gr2" draw:text-style-name="P1" draw:layer="layout" svg:x1="16.8cm" svg:y1="7.3cm" svg:x2="18.7cm" svg:y2="18.9cm" draw:start-shape="id41" draw:end-shape="id42" svg:d="m16800 7300h950v11600h950" svg:viewBox="0 0 1901 11601">
          <text:p/>
        </draw:connector>
        <draw:custom-shape draw:style-name="gr12" draw:text-style-name="P1" draw:layer="layout" svg:width="7.2cm" svg:height="7.1cm" svg:x="9.9cm" svg:y="2.3cm">
          <text:p/>
          <draw:enhanced-geometry svg:viewBox="0 0 21600 21600" draw:type="rectangle" draw:enhanced-path="M 0 0 L 21600 0 21600 21600 0 21600 0 0 Z N"/>
        </draw:custom-shape>
        <draw:custom-shape draw:style-name="gr13" draw:text-style-name="P1" xml:id="id44" draw:id="id44" draw:layer="layout" svg:width="6.6cm" svg:height="2.6cm" svg:x="10.2cm" svg:y="3cm">
          <text:p text:style-name="P1">validateChange()</text:p>
          <draw:enhanced-geometry svg:viewBox="0 0 21600 21600" draw:type="rectangle" draw:enhanced-path="M 0 0 L 21600 0 21600 21600 0 21600 0 0 Z N"/>
        </draw:custom-shape>
        <draw:custom-shape draw:style-name="gr13" draw:text-style-name="P1" xml:id="id41" draw:id="id41" draw:layer="layout" svg:width="6.6cm" svg:height="2.6cm" svg:x="10.2cm" svg:y="6cm">
          <text:p text:style-name="P1">carrierChange()</text:p>
          <draw:enhanced-geometry svg:viewBox="0 0 21600 21600" draw:type="rectangle" draw:enhanced-path="M 0 0 L 21600 0 21600 21600 0 21600 0 0 Z N"/>
        </draw:custom-shape>
        <draw:frame draw:style-name="gr9" draw:layer="layout" svg:width="5.463cm" svg:height="0.962cm" svg:x="10.2cm" svg:y="1.2cm">
          <draw:text-box>
            <text:p>EtnaCarrierModel</text:p>
          </draw:text-box>
        </draw:frame>
        <draw:custom-shape draw:style-name="gr12" draw:text-style-name="P1" draw:layer="layout" svg:width="7.2cm" svg:height="19.3cm" svg:x="18.4cm" svg:y="2.3cm">
          <text:p/>
          <draw:enhanced-geometry svg:viewBox="0 0 21600 21600" draw:type="rectangle" draw:enhanced-path="M 0 0 L 21600 0 21600 21600 0 21600 0 0 Z N"/>
        </draw:custom-shape>
        <draw:custom-shape draw:style-name="gr13" draw:text-style-name="P1" xml:id="id45" draw:id="id45" draw:layer="layout" svg:width="6.6cm" svg:height="2.6cm" svg:x="18.7cm" svg:y="6cm">
          <text:p text:style-name="P1">carrierChange()</text:p>
          <draw:enhanced-geometry svg:viewBox="0 0 21600 21600" draw:type="rectangle" draw:enhanced-path="M 0 0 L 21600 0 21600 21600 0 21600 0 0 Z N"/>
        </draw:custom-shape>
        <draw:frame draw:style-name="gr9" draw:layer="layout" svg:width="6.759cm" svg:height="0.962cm" svg:x="18.5cm" svg:y="1.2cm">
          <draw:text-box>
            <text:p>EtnaCarrierListWorker</text:p>
          </draw:text-box>
        </draw:frame>
        <draw:custom-shape draw:style-name="gr12" draw:text-style-name="P1" draw:layer="layout" svg:width="7.2cm" svg:height="3.8cm" svg:x="1.4cm" svg:y="2.3cm">
          <text:p/>
          <draw:enhanced-geometry svg:viewBox="0 0 21600 21600" draw:type="rectangle" draw:enhanced-path="M 0 0 L 21600 0 21600 21600 0 21600 0 0 Z N"/>
        </draw:custom-shape>
        <draw:custom-shape draw:style-name="gr13" draw:text-style-name="P1" xml:id="id43" draw:id="id43" draw:layer="layout" svg:width="6.6cm" svg:height="2.6cm" svg:x="1.7cm" svg:y="3cm">
          <text:p text:style-name="P1">setCarrier()</text:p>
          <draw:enhanced-geometry svg:viewBox="0 0 21600 21600" draw:type="rectangle" draw:enhanced-path="M 0 0 L 21600 0 21600 21600 0 21600 0 0 Z N"/>
        </draw:custom-shape>
        <draw:frame draw:style-name="gr9" draw:layer="layout" svg:width="5.607cm" svg:height="0.962cm" svg:x="1.7cm" svg:y="1.2cm">
          <draw:text-box>
            <text:p>EtnaCarrierServer</text:p>
          </draw:text-box>
        </draw:frame>
        <draw:custom-shape draw:style-name="gr12" draw:text-style-name="P1" draw:layer="layout" svg:width="7.2cm" svg:height="19.3cm" svg:x="27.1cm" svg:y="2.3cm">
          <text:p/>
          <draw:enhanced-geometry svg:viewBox="0 0 21600 21600" draw:type="rectangle" draw:enhanced-path="M 0 0 L 21600 0 21600 21600 0 21600 0 0 Z N"/>
        </draw:custom-shape>
        <draw:custom-shape draw:style-name="gr13" draw:text-style-name="P1" xml:id="id64" draw:id="id64" draw:layer="layout" svg:width="6.6cm" svg:height="2.6cm" svg:x="27.4cm" svg:y="3cm">
          <text:p text:style-name="P1">validateChange()</text:p>
          <draw:enhanced-geometry svg:viewBox="0 0 21600 21600" draw:type="rectangle" draw:enhanced-path="M 0 0 L 21600 0 21600 21600 0 21600 0 0 Z N"/>
        </draw:custom-shape>
        <draw:custom-shape draw:style-name="gr13" draw:text-style-name="P1" xml:id="id63" draw:id="id63" draw:layer="layout" svg:width="6.6cm" svg:height="2.6cm" svg:x="18.7cm" svg:y="8.93cm">
          <text:p text:style-name="P1">preUpdate()</text:p>
          <draw:enhanced-geometry svg:viewBox="0 0 21600 21600" draw:type="rectangle" draw:enhanced-path="M 0 0 L 21600 0 21600 21600 0 21600 0 0 Z N"/>
        </draw:custom-shape>
        <draw:frame draw:style-name="gr9" draw:layer="layout" svg:width="7.424cm" svg:height="0.962cm" svg:x="27.2cm" svg:y="1.2cm">
          <draw:text-box>
            <text:p>EtnaCarrierChainWorker</text:p>
          </draw:text-box>
        </draw:frame>
        <draw:custom-shape draw:style-name="gr14" draw:text-style-name="P7" xml:id="id56" draw:id="id56" draw:layer="layout" svg:width="6.6cm" svg:height="2.6cm" svg:x="27.4cm" svg:y="14.6cm">
          <text:p text:style-name="P1"><text:span text:style-name="T5">postUpdate()</text:span></text:p>
          <draw:enhanced-geometry svg:viewBox="0 0 21600 21600" draw:type="rectangle" draw:enhanced-path="M 0 0 L 21600 0 21600 21600 0 21600 0 0 Z N"/>
        </draw:custom-shape>
        <draw:custom-shape draw:style-name="gr15" draw:text-style-name="P8" xml:id="id54" draw:id="id54" draw:layer="layout" svg:width="6.6cm" svg:height="2.6cm" svg:x="27.4cm" svg:y="11.8cm">
          <text:p text:style-name="P1"><text:span text:style-name="T5">updateHardware()</text:span></text:p>
          <draw:enhanced-geometry svg:viewBox="0 0 21600 21600" draw:type="rectangle" draw:enhanced-path="M 0 0 L 21600 0 21600 21600 0 21600 0 0 Z N"/>
        </draw:custom-shape>
        <draw:custom-shape draw:style-name="gr13" draw:text-style-name="P1" xml:id="id47" draw:id="id47" draw:layer="layout" svg:width="6.6cm" svg:height="2.6cm" svg:x="27.4cm" svg:y="6cm">
          <text:p text:style-name="P1">carrierChange()</text:p>
          <draw:enhanced-geometry svg:viewBox="0 0 21600 21600" draw:type="rectangle" draw:enhanced-path="M 0 0 L 21600 0 21600 21600 0 21600 0 0 Z N"/>
        </draw:custom-shape>
        <draw:connector draw:style-name="gr2" draw:text-style-name="P1" draw:layer="layout" draw:type="line" svg:x1="8.3cm" svg:y1="4.3cm" svg:x2="10.2cm" svg:y2="4.3cm" draw:start-shape="id43" draw:start-glue-point="1" draw:end-shape="id44" draw:end-glue-point="3" svg:d="m8300 4300h1900" svg:viewBox="0 0 1901 1">
          <text:p/>
        </draw:connector>
        <draw:connector draw:style-name="gr2" draw:text-style-name="P1" draw:layer="layout" draw:type="line" svg:x1="8.3cm" svg:y1="4.3cm" svg:x2="10.2cm" svg:y2="7.3cm" draw:start-shape="id43" draw:start-glue-point="1" draw:end-shape="id41" draw:end-glue-point="3" svg:d="m8300 4300 1900 3000" svg:viewBox="0 0 1901 3001">
          <text:p/>
        </draw:connector>
        <draw:connector draw:style-name="gr2" draw:text-style-name="P1" draw:layer="layout" svg:x1="16.8cm" svg:y1="7.3cm" svg:x2="18.7cm" svg:y2="7.3cm" draw:start-shape="id41" draw:end-shape="id45" svg:d="m16800 7300h1900" svg:viewBox="0 0 1901 1">
          <text:p/>
        </draw:connector>
        <draw:custom-shape draw:style-name="gr12" draw:text-style-name="P1" draw:layer="layout" svg:width="7.2cm" svg:height="19.3cm" svg:x="35.8cm" svg:y="2.3cm">
          <text:p/>
          <draw:enhanced-geometry svg:viewBox="0 0 21600 21600" draw:type="rectangle" draw:enhanced-path="M 0 0 L 21600 0 21600 21600 0 21600 0 0 Z N"/>
        </draw:custom-shape>
        <draw:custom-shape draw:style-name="gr16" draw:text-style-name="P8" xml:id="id50" draw:id="id50" draw:layer="layout" svg:width="6.6cm" svg:height="2.6cm" svg:x="36.1cm" svg:y="3cm">
          <text:p text:style-name="P1"><text:span text:style-name="T5">validateChange()</text:span></text:p>
          <draw:enhanced-geometry svg:viewBox="0 0 21600 21600" draw:type="rectangle" draw:enhanced-path="M 0 0 L 21600 0 21600 21600 0 21600 0 0 Z N"/>
        </draw:custom-shape>
        <draw:custom-shape draw:style-name="gr17" draw:text-style-name="P7" xml:id="id52" draw:id="id52" draw:layer="layout" svg:width="6.6cm" svg:height="2.6cm" svg:x="36.1cm" svg:y="8.9cm">
          <text:p text:style-name="P1"><text:span text:style-name="T5">preUpdate()</text:span></text:p>
          <draw:enhanced-geometry svg:viewBox="0 0 21600 21600" draw:type="rectangle" draw:enhanced-path="M 0 0 L 21600 0 21600 21600 0 21600 0 0 Z N"/>
        </draw:custom-shape>
        <draw:frame draw:style-name="gr9" draw:layer="layout" svg:width="7.39cm" svg:height="0.962cm" svg:x="35.9cm" svg:y="1.2cm">
          <draw:text-box>
            <text:p>EtnaCarrierDelayWorker</text:p>
          </draw:text-box>
        </draw:frame>
        <draw:custom-shape draw:style-name="gr18" draw:text-style-name="P7" xml:id="id57" draw:id="id57" draw:layer="layout" svg:width="6.6cm" svg:height="2.6cm" svg:x="36.1cm" svg:y="14.6cm">
          <text:p text:style-name="P1"><text:span text:style-name="T5">postUpdate()</text:span></text:p>
          <draw:enhanced-geometry svg:viewBox="0 0 21600 21600" draw:type="rectangle" draw:enhanced-path="M 0 0 L 21600 0 21600 21600 0 21600 0 0 Z N"/>
        </draw:custom-shape>
        <draw:custom-shape draw:style-name="gr13" draw:text-style-name="P1" xml:id="id55" draw:id="id55" draw:layer="layout" svg:width="6.6cm" svg:height="2.6cm" svg:x="36.1cm" svg:y="11.8cm">
          <text:p text:style-name="P1">updateHardware()</text:p>
          <draw:enhanced-geometry svg:viewBox="0 0 21600 21600" draw:type="rectangle" draw:enhanced-path="M 0 0 L 21600 0 21600 21600 0 21600 0 0 Z N"/>
        </draw:custom-shape>
        <draw:custom-shape draw:style-name="gr13" draw:text-style-name="P1" xml:id="id53" draw:id="id53" draw:layer="layout" svg:width="6.6cm" svg:height="2.6cm" svg:x="36.1cm" svg:y="6cm">
          <text:p text:style-name="P1">carrierChange()</text:p>
          <draw:enhanced-geometry svg:viewBox="0 0 21600 21600" draw:type="rectangle" draw:enhanced-path="M 0 0 L 21600 0 21600 21600 0 21600 0 0 Z N"/>
        </draw:custom-shape>
        <draw:custom-shape draw:style-name="gr12" draw:text-style-name="P1" draw:layer="layout" svg:width="7.2cm" svg:height="19.3cm" svg:x="44.5cm" svg:y="2.3cm">
          <text:p/>
          <draw:enhanced-geometry svg:viewBox="0 0 21600 21600" draw:type="rectangle" draw:enhanced-path="M 0 0 L 21600 0 21600 21600 0 21600 0 0 Z N"/>
        </draw:custom-shape>
        <draw:custom-shape draw:style-name="gr19" draw:text-style-name="P7" xml:id="id58" draw:id="id58" draw:layer="layout" svg:width="6.6cm" svg:height="2.6cm" svg:x="44.8cm" svg:y="3cm">
          <text:p text:style-name="P1"><text:span text:style-name="T5">validateChange()</text:span></text:p>
          <draw:enhanced-geometry svg:viewBox="0 0 21600 21600" draw:type="rectangle" draw:enhanced-path="M 0 0 L 21600 0 21600 21600 0 21600 0 0 Z N"/>
        </draw:custom-shape>
        <draw:custom-shape draw:style-name="gr20" draw:text-style-name="P8" xml:id="id59" draw:id="id59" draw:layer="layout" svg:width="6.6cm" svg:height="2.6cm" svg:x="44.8cm" svg:y="8.9cm">
          <text:p text:style-name="P1"><text:span text:style-name="T5">preUpdate()</text:span></text:p>
          <draw:enhanced-geometry svg:viewBox="0 0 21600 21600" draw:type="rectangle" draw:enhanced-path="M 0 0 L 21600 0 21600 21600 0 21600 0 0 Z N"/>
        </draw:custom-shape>
        <draw:frame draw:style-name="gr9" draw:layer="layout" svg:width="6.619cm" svg:height="0.962cm" svg:x="44.6cm" svg:y="1.2cm">
          <draw:text-box>
            <text:p>EtnaCarrierCfrWorker</text:p>
          </draw:text-box>
        </draw:frame>
        <draw:custom-shape draw:style-name="gr21" draw:text-style-name="P7" xml:id="id62" draw:id="id62" draw:layer="layout" svg:width="6.6cm" svg:height="2.6cm" svg:x="44.8cm" svg:y="14.6cm">
          <text:p text:style-name="P1"><text:span text:style-name="T5">postUpdate()</text:span></text:p>
          <draw:enhanced-geometry svg:viewBox="0 0 21600 21600" draw:type="rectangle" draw:enhanced-path="M 0 0 L 21600 0 21600 21600 0 21600 0 0 Z N"/>
        </draw:custom-shape>
        <draw:custom-shape draw:style-name="gr13" draw:text-style-name="P1" xml:id="id61" draw:id="id61" draw:layer="layout" svg:width="6.6cm" svg:height="2.6cm" svg:x="44.8cm" svg:y="11.8cm">
          <text:p text:style-name="P1">updateHardware()</text:p>
          <draw:enhanced-geometry svg:viewBox="0 0 21600 21600" draw:type="rectangle" draw:enhanced-path="M 0 0 L 21600 0 21600 21600 0 21600 0 0 Z N"/>
        </draw:custom-shape>
        <draw:custom-shape draw:style-name="gr13" draw:text-style-name="P1" xml:id="id60" draw:id="id60" draw:layer="layout" svg:width="6.6cm" svg:height="2.6cm" svg:x="44.8cm" svg:y="6cm">
          <text:p text:style-name="P1">carrierChange()</text:p>
          <draw:enhanced-geometry svg:viewBox="0 0 21600 21600" draw:type="rectangle" draw:enhanced-path="M 0 0 L 21600 0 21600 21600 0 21600 0 0 Z N"/>
        </draw:custom-shape>
        <draw:custom-shape draw:style-name="gr13" draw:text-style-name="P9" xml:id="id46" draw:id="id46" draw:layer="layout" svg:width="6.6cm" svg:height="2.6cm" svg:x="18.7cm" svg:y="3cm">
          <text:p text:style-name="P1"><text:span text:style-name="T6">validateChange()</text:span></text:p>
          <draw:enhanced-geometry svg:viewBox="0 0 21600 21600" draw:type="rectangle" draw:enhanced-path="M 0 0 L 21600 0 21600 21600 0 21600 0 0 Z N"/>
        </draw:custom-shape>
        <draw:connector draw:style-name="gr2" draw:text-style-name="P1" draw:layer="layout" draw:type="line" svg:x1="16.8cm" svg:y1="4.3cm" svg:x2="18.7cm" svg:y2="4.3cm" draw:start-shape="id44" draw:start-glue-point="1" draw:end-shape="id46" svg:d="m16800 4300h1900" svg:viewBox="0 0 1901 1">
          <text:p/>
        </draw:connector>
        <draw:custom-shape draw:style-name="gr22" draw:text-style-name="P7" xml:id="id51" draw:id="id51" draw:layer="layout" svg:width="6.6cm" svg:height="2.6cm" svg:x="27.375cm" svg:y="8.93cm">
          <text:p text:style-name="P1"><text:span text:style-name="T5">preUpdate()</text:span></text:p>
          <draw:enhanced-geometry svg:viewBox="0 0 21600 21600" draw:type="rectangle" draw:enhanced-path="M 0 0 L 21600 0 21600 21600 0 21600 0 0 Z N"/>
        </draw:custom-shape>
        <draw:custom-shape draw:style-name="gr23" draw:text-style-name="P10" xml:id="id49" draw:id="id49" draw:layer="layout" svg:width="6.6cm" svg:height="2.6cm" svg:x="18.7cm" svg:y="14.6cm">
          <text:p text:style-name="P1"><text:span text:style-name="T6">postUpdate()</text:span></text:p>
          <draw:enhanced-geometry svg:viewBox="0 0 21600 21600" draw:type="rectangle" draw:enhanced-path="M 0 0 L 21600 0 21600 21600 0 21600 0 0 Z N"/>
        </draw:custom-shape>
        <draw:custom-shape draw:style-name="gr24" draw:text-style-name="P10" xml:id="id48" draw:id="id48" draw:layer="layout" svg:width="6.6cm" svg:height="2.6cm" svg:x="18.7cm" svg:y="11.8cm">
          <text:p text:style-name="P1"><text:span text:style-name="T6">updateHardware()</text:span></text:p>
          <draw:enhanced-geometry svg:viewBox="0 0 21600 21600" draw:type="rectangle" draw:enhanced-path="M 0 0 L 21600 0 21600 21600 0 21600 0 0 Z N"/>
        </draw:custom-shape>
        <draw:connector draw:style-name="gr2" draw:text-style-name="P1" draw:layer="layout" draw:type="line" svg:x1="25.3cm" svg:y1="7.3cm" svg:x2="27.4cm" svg:y2="7.3cm" draw:start-shape="id45" draw:start-glue-point="1" draw:end-shape="id47" draw:end-glue-point="3" svg:d="m25300 7300h2100" svg:viewBox="0 0 2101 1">
          <text:p/>
        </draw:connector>
        <draw:connector draw:style-name="gr2" draw:text-style-name="P1" draw:layer="layout" svg:x1="16.8cm" svg:y1="7.3cm" svg:x2="18.7cm" svg:y2="13.1cm" draw:start-shape="id41" draw:end-shape="id48" svg:d="m16800 7300h950v5800h950" svg:viewBox="0 0 1901 5801">
          <text:p/>
        </draw:connector>
        <draw:connector draw:style-name="gr2" draw:text-style-name="P1" draw:layer="layout" draw:line-skew="0.05cm" svg:x1="16.8cm" svg:y1="7.3cm" svg:x2="18.7cm" svg:y2="15.9cm" draw:start-shape="id41" draw:end-shape="id49" svg:d="m16800 7300h1000v8600h900" svg:viewBox="0 0 1901 8601">
          <text:p/>
        </draw:connector>
        <draw:connector draw:style-name="gr2" draw:text-style-name="P1" draw:layer="layout" draw:type="line" svg:x1="34.3cm" svg:y1="4.3cm" svg:x2="36.1cm" svg:y2="4.3cm" draw:end-shape="id50" draw:end-glue-point="3" svg:d="m34300 4300h1800" svg:viewBox="0 0 1801 1">
          <text:p/>
        </draw:connector>
        <draw:connector draw:style-name="gr2" draw:text-style-name="P1" draw:layer="layout" draw:type="line" svg:x1="33.975cm" svg:y1="10.23cm" svg:x2="36.1cm" svg:y2="10.2cm" draw:start-shape="id51" draw:start-glue-point="1" draw:end-shape="id52" svg:d="m33975 10230 2125-30" svg:viewBox="0 0 2126 31">
          <text:p/>
        </draw:connector>
        <draw:connector draw:style-name="gr2" draw:text-style-name="P1" draw:layer="layout" draw:type="line" svg:x1="34cm" svg:y1="7.3cm" svg:x2="36.1cm" svg:y2="7.3cm" draw:start-shape="id47" draw:start-glue-point="1" draw:end-shape="id53" draw:end-glue-point="3" svg:d="m34000 7300h2100" svg:viewBox="0 0 2101 1">
          <text:p/>
        </draw:connector>
        <draw:connector draw:style-name="gr2" draw:text-style-name="P1" draw:layer="layout" draw:type="line" svg:x1="34cm" svg:y1="13.1cm" svg:x2="36.1cm" svg:y2="13.1cm" draw:start-shape="id54" draw:start-glue-point="1" draw:end-shape="id55" draw:end-glue-point="3" svg:d="m34000 13100h2100" svg:viewBox="0 0 2101 1">
          <text:p/>
        </draw:connector>
        <draw:connector draw:style-name="gr2" draw:text-style-name="P1" draw:layer="layout" draw:type="line" svg:x1="34cm" svg:y1="15.9cm" svg:x2="36.1cm" svg:y2="15.9cm" draw:start-shape="id56" draw:start-glue-point="1" draw:end-shape="id57" svg:d="m34000 15900h2100" svg:viewBox="0 0 2101 1">
          <text:p/>
        </draw:connector>
        <draw:connector draw:style-name="gr2" draw:text-style-name="P1" draw:layer="layout" draw:type="line" svg:x1="42.7cm" svg:y1="4.3cm" svg:x2="44.8cm" svg:y2="4.3cm" draw:start-shape="id50" draw:start-glue-point="1" draw:end-shape="id58" svg:d="m42700 4300h2100" svg:viewBox="0 0 2101 1">
          <text:p/>
        </draw:connector>
        <draw:connector draw:style-name="gr2" draw:text-style-name="P1" draw:layer="layout" draw:type="line" svg:x1="42.7cm" svg:y1="10.2cm" svg:x2="44.8cm" svg:y2="10.2cm" draw:start-shape="id52" draw:end-shape="id59" draw:end-glue-point="3" svg:d="m42700 10200h2100" svg:viewBox="0 0 2101 1">
          <text:p/>
        </draw:connector>
        <draw:connector draw:style-name="gr2" draw:text-style-name="P1" draw:layer="layout" draw:type="line" svg:x1="42.7cm" svg:y1="7.3cm" svg:x2="44.8cm" svg:y2="7.3cm" draw:start-shape="id53" draw:start-glue-point="1" draw:end-shape="id60" draw:end-glue-point="3" svg:d="m42700 7300h2100" svg:viewBox="0 0 2101 1">
          <text:p/>
        </draw:connector>
        <draw:connector draw:style-name="gr2" draw:text-style-name="P1" draw:layer="layout" draw:type="line" svg:x1="42.7cm" svg:y1="13.1cm" svg:x2="44.8cm" svg:y2="13.1cm" draw:start-shape="id55" draw:start-glue-point="1" draw:end-shape="id61" draw:end-glue-point="3" svg:d="m42700 13100h2100" svg:viewBox="0 0 2101 1">
          <text:p/>
        </draw:connector>
        <draw:connector draw:style-name="gr2" draw:text-style-name="P1" draw:layer="layout" draw:type="line" svg:x1="42.7cm" svg:y1="15.9cm" svg:x2="44.8cm" svg:y2="15.9cm" draw:start-shape="id57" draw:start-glue-point="1" draw:end-shape="id62" svg:d="m42700 15900h2100" svg:viewBox="0 0 2101 1">
          <text:p/>
        </draw:connector>
        <draw:custom-shape draw:style-name="gr25" draw:text-style-name="P1" draw:layer="layout" svg:width="1cm" svg:height="1cm" svg:x="8.7cm" svg:y="3.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17.2cm" svg:y="3.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17.2cm" svg:y="3.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25.8cm" svg:y="3.1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34.5cm" svg:y="3.1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43.3cm" svg:y="3.1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8.7cm" svg:y="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17.2cm" svg:y="6.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25.8cm" svg:y="6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34.5cm" svg:y="6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43.2cm" svg:y="6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17.2cm" svg:y="11.9cm">
          <text:p text:style-name="P1">4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17.2cm" svg:y="14.6cm">
          <text:p text:style-name="P1">5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1.44cm" svg:height="7.2cm" draw:transform="rotate (1.5707963267949) translate (18.5cm 24.92cm)">
          <text:p/>
          <draw:enhanced-geometry svg:viewBox="0 0 21600 21600" draw:glue-points="21600 0 0 10800 21600 21600" draw:text-areas="13800 ?f9 21600 ?f10" draw:type="left-brace" draw:modifiers="1775.75336758784 10768.50437439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6" draw:text-style-name="P1" draw:layer="layout" svg:width="1.44cm" svg:height="24.8cm" draw:transform="rotate (1.5707963267949) translate (27.1cm 24.92cm)">
          <text:p/>
          <draw:enhanced-geometry svg:viewBox="0 0 21600 21600" draw:glue-points="21600 0 0 10800 21600 21600" draw:text-areas="13800 ?f9 21600 ?f10" draw:type="left-brace" draw:modifiers="583.524857868634 10768.50437439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6" draw:text-style-name="P1" draw:layer="layout" svg:width="1.44cm" svg:height="7.2cm" draw:transform="rotate (1.5707963267949) translate (10.2cm 24.92cm)">
          <text:p/>
          <draw:enhanced-geometry svg:viewBox="0 0 21600 21600" draw:glue-points="21600 0 0 10800 21600 21600" draw:text-areas="13800 ?f9 21600 ?f10" draw:type="left-brace" draw:modifiers="1775.75336758784 10768.50437439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6" draw:text-style-name="P1" draw:layer="layout" svg:width="1.44cm" svg:height="7.2cm" draw:transform="rotate (1.5707963267949) translate (2cm 24.92cm)">
          <text:p/>
          <draw:enhanced-geometry svg:viewBox="0 0 21600 21600" draw:glue-points="21600 0 0 10800 21600 21600" draw:text-areas="13800 ?f9 21600 ?f10" draw:type="left-brace" draw:modifiers="1775.75336758784 10768.50437439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 draw:layer="layout" svg:width="4.481cm" svg:height="0.962cm" svg:x="3.7cm" svg:y="25.8cm">
          <draw:text-box>
            <text:p>ICarrierServer</text:p>
          </draw:text-box>
        </draw:frame>
        <draw:frame draw:style-name="gr9" draw:layer="layout" svg:width="4.337cm" svg:height="0.962cm" svg:x="11.601cm" svg:y="25.8cm">
          <draw:text-box>
            <text:p>ICarrierModel</text:p>
          </draw:text-box>
        </draw:frame>
        <draw:frame draw:style-name="gr9" draw:layer="layout" svg:width="6.369cm" svg:height="0.962cm" svg:x="19.302cm" svg:y="27.3cm">
          <draw:text-box>
            <text:p>ICarrierModelWorker</text:p>
          </draw:text-box>
        </draw:frame>
        <draw:frame draw:style-name="gr9" draw:layer="layout" svg:width="7.356cm" svg:height="0.962cm" svg:x="19.003cm" svg:y="25.8cm">
          <draw:text-box>
            <text:p>ICarrierModelListWorker</text:p>
          </draw:text-box>
        </draw:frame>
        <draw:frame draw:style-name="gr9" draw:layer="layout" svg:width="6.369cm" svg:height="0.962cm" svg:x="36.504cm" svg:y="25.8cm">
          <draw:text-box>
            <text:p>ICarrierModelWorker</text:p>
          </draw:text-box>
        </draw:frame>
        <draw:custom-shape draw:style-name="gr25" draw:text-style-name="P1" draw:layer="layout" svg:width="1cm" svg:height="1cm" svg:x="25.8cm" svg:y="8.9cm">
          <text:p text:style-name="P1">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34.5cm" svg:y="8.9cm">
          <text:p text:style-name="P1">3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43.2cm" svg:y="8.9cm">
          <text:p text:style-name="P1">3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25.8cm" svg:y="11.9cm">
          <text:p text:style-name="P1">4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34.5cm" svg:y="11.9cm">
          <text:p text:style-name="P1">4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43.2cm" svg:y="11.9cm">
          <text:p text:style-name="P1">4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25.8cm" svg:y="14.6cm">
          <text:p text:style-name="P1">5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34.5cm" svg:y="14.6cm">
          <text:p text:style-name="P1">5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43.2cm" svg:y="14.6cm">
          <text:p text:style-name="P1">5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svg:x1="25.3cm" svg:y1="10.23cm" svg:x2="27.375cm" svg:y2="10.23cm" draw:start-shape="id63" draw:end-shape="id51" draw:end-glue-point="3" svg:d="m25300 10230h2075" svg:viewBox="0 0 2076 1">
          <text:p/>
        </draw:connector>
        <draw:connector draw:style-name="gr2" draw:text-style-name="P1" draw:layer="layout" draw:type="line" svg:x1="25.3cm" svg:y1="13.1cm" svg:x2="27.4cm" svg:y2="13.1cm" draw:start-shape="id48" draw:start-glue-point="1" draw:end-shape="id54" draw:end-glue-point="3" svg:d="m25300 13100h2100" svg:viewBox="0 0 2101 1">
          <text:p/>
        </draw:connector>
        <draw:connector draw:style-name="gr2" draw:text-style-name="P1" draw:layer="layout" draw:type="line" svg:x1="25.3cm" svg:y1="15.9cm" svg:x2="27.4cm" svg:y2="15.9cm" draw:start-shape="id49" draw:start-glue-point="1" draw:end-shape="id56" draw:end-glue-point="3" svg:d="m25300 15900h2100" svg:viewBox="0 0 2101 1">
          <text:p/>
        </draw:connector>
        <draw:connector draw:style-name="gr2" draw:text-style-name="P1" draw:layer="layout" draw:type="line" svg:x1="25.3cm" svg:y1="4.3cm" svg:x2="27.4cm" svg:y2="4.3cm" draw:start-shape="id46" draw:start-glue-point="1" draw:end-shape="id64" draw:end-glue-point="3" svg:d="m25300 4300h2100" svg:viewBox="0 0 2101 1">
          <text:p/>
        </draw:connector>
        <draw:connector draw:style-name="gr2" draw:text-style-name="P1" draw:layer="layout" svg:x1="16.8cm" svg:y1="7.3cm" svg:x2="18.7cm" svg:y2="10.23cm" draw:start-shape="id41" draw:end-shape="id63" draw:end-glue-point="3" svg:d="m16800 7300h950v2930h950" svg:viewBox="0 0 1901 2931">
          <text:p/>
        </draw:connector>
        <draw:custom-shape draw:style-name="gr25" draw:text-style-name="P1" draw:layer="layout" svg:width="1cm" svg:height="1cm" svg:x="17.2cm" svg:y="8.9cm">
          <text:p text:style-name="P1">3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7" xml:id="id65" draw:id="id65" draw:layer="layout" svg:width="6.6cm" svg:height="2.6cm" svg:x="27.4cm" svg:y="17.6cm">
          <text:p text:style-name="P1"><text:span text:style-name="T5">changeComplete()</text:span></text:p>
          <draw:enhanced-geometry svg:viewBox="0 0 21600 21600" draw:type="rectangle" draw:enhanced-path="M 0 0 L 21600 0 21600 21600 0 21600 0 0 Z N"/>
        </draw:custom-shape>
        <draw:custom-shape draw:style-name="gr15" draw:text-style-name="P8" xml:id="id66" draw:id="id66" draw:layer="layout" svg:width="6.6cm" svg:height="2.6cm" svg:x="36.1cm" svg:y="17.6cm">
          <text:p text:style-name="P1"><text:span text:style-name="T5">changeComplete()</text:span></text:p>
          <draw:enhanced-geometry svg:viewBox="0 0 21600 21600" draw:type="rectangle" draw:enhanced-path="M 0 0 L 21600 0 21600 21600 0 21600 0 0 Z N"/>
        </draw:custom-shape>
        <draw:custom-shape draw:style-name="gr15" draw:text-style-name="P8" xml:id="id67" draw:id="id67" draw:layer="layout" svg:width="6.6cm" svg:height="2.6cm" svg:x="44.8cm" svg:y="17.6cm">
          <text:p text:style-name="P1"><text:span text:style-name="T5">changeComplete()</text:span></text:p>
          <draw:enhanced-geometry svg:viewBox="0 0 21600 21600" draw:type="rectangle" draw:enhanced-path="M 0 0 L 21600 0 21600 21600 0 21600 0 0 Z N"/>
        </draw:custom-shape>
        <draw:custom-shape draw:style-name="gr29" draw:text-style-name="P10" xml:id="id42" draw:id="id42" draw:layer="layout" svg:width="6.6cm" svg:height="2.6cm" svg:x="18.7cm" svg:y="17.6cm">
          <text:p text:style-name="P1"><text:span text:style-name="T6">changeComplete()</text:span></text:p>
          <draw:enhanced-geometry svg:viewBox="0 0 21600 21600" draw:type="rectangle" draw:enhanced-path="M 0 0 L 21600 0 21600 21600 0 21600 0 0 Z N"/>
        </draw:custom-shape>
        <draw:connector draw:style-name="gr2" draw:text-style-name="P1" draw:layer="layout" draw:type="line" svg:x1="34cm" svg:y1="18.9cm" svg:x2="36.1cm" svg:y2="18.9cm" draw:start-shape="id65" draw:start-glue-point="1" draw:end-shape="id66" svg:d="m34000 18900h2100" svg:viewBox="0 0 2101 1">
          <text:p/>
        </draw:connector>
        <draw:connector draw:style-name="gr2" draw:text-style-name="P1" draw:layer="layout" draw:type="line" svg:x1="42.7cm" svg:y1="18.9cm" svg:x2="44.8cm" svg:y2="18.9cm" draw:start-shape="id66" draw:start-glue-point="1" draw:end-shape="id67" svg:d="m42700 18900h2100" svg:viewBox="0 0 2101 1">
          <text:p/>
        </draw:connector>
        <draw:custom-shape draw:style-name="gr25" draw:text-style-name="P1" draw:layer="layout" svg:width="1cm" svg:height="1cm" svg:x="25.8cm" svg:y="17.6cm">
          <text:p text:style-name="P1">6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34.5cm" svg:y="17.6cm">
          <text:p text:style-name="P1">6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cm" svg:height="1cm" svg:x="43.2cm" svg:y="17.6cm">
          <text:p text:style-name="P1">6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25.3cm" svg:y1="18.9cm" svg:x2="27.4cm" svg:y2="18.9cm" draw:start-shape="id42" draw:start-glue-point="1" draw:end-shape="id65" draw:end-glue-point="3" svg:d="m25300 18900h2100" svg:viewBox="0 0 2101 1">
          <text:p/>
        </draw:connector>
        <draw:custom-shape draw:style-name="gr25" draw:text-style-name="P1" draw:layer="layout" svg:width="1cm" svg:height="1cm" svg:x="17.3cm" svg:y="17.7cm">
          <text:p text:style-name="P1">6a</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4.848cm" svg:height="11.136cm" svg:x="3.075cm" svg:y="2.257cm" draw:page-number="4" presentation:class="page"/>
          <draw:frame presentation:style-name="pr1" draw:text-style-name="P11" draw:layer="layout" svg:width="16.799cm" svg:height="19.703cm" svg:x="2.1cm" svg:y="14.107cm" presentation:class="notes" presentation:user-transformed="true">
            <draw:text-box>
              <text:p><text:span text:style-name="T7">1. Validate cycle performed 1</text:span><text:span text:style-name="T8">st</text:span><text:span text:style-name="T7">. If all workers ok, moves on to change cycle</text:span></text:p>
              <text:p><text:span text:style-name="T7">2. carrierChange() in IModel splits the call into 4 subcalls, calling each IModelWorker in turn. CarrierModelListWorker passes calls direct to ICarrierHardware. CarrierModelWorkers subsequently do extra tasks, like scheduling the carrier into the hardware resources, calculating new delays, calculating new CFR tables etc.</text:span></text:p>
              <text:p><text:span text:style-name="T7">2a carrierChange() causes the ICarrierHardware settings to be updated, but no hardware is changed</text:span></text:p>
              <text:p><text:span text:style-name="T7">2b preUpdate() - first the carrier hardware list sends disable to all ICarrierHardware objects that have been changed in the carrierChange cycle. The disable is also sent to the other workers in case they need to know.</text:span></text:p>
              <text:p><text:span text:style-name="T7">2c updateHardware() - the carrier hardware list gets all changed ICarrierHardware objects to update their hardware. The model workers are then given chance to update any hardware they need to (e.g. send CFR tables etc)</text:span></text:p>
              <text:p><text:span text:style-name="T7">2d preEnable() - the carrier hardware list now enables all carriers that have been affected (and need to be enabled)</text:span></text:p>
              <text:p><text:span text:style-name="T7"/></text:p>
            </draw:text-box>
          </draw:frame>
        </presentation:notes>
      </draw:page>
      <draw:page draw:name="page5" draw:style-name="dp1" draw:master-page-name="Default" presentation:presentation-page-layout-name="AL2T0">
        <draw:connector draw:style-name="gr2" draw:text-style-name="P1" draw:layer="layout" draw:type="line" svg:x1="20.1cm" svg:y1="5.5cm" svg:x2="44.8cm" svg:y2="5.5cm" draw:start-shape="id68" draw:start-glue-point="1" draw:end-shape="id69" draw:end-glue-point="3" svg:d="m20100 5500h24700" svg:viewBox="0 0 24701 1">
          <text:p/>
        </draw:connector>
        <draw:custom-shape draw:style-name="gr30" draw:text-style-name="P1" draw:layer="layout" svg:width="7.2cm" svg:height="19.3cm" svg:x="13.2cm" svg:y="3.5cm">
          <text:p/>
          <draw:enhanced-geometry svg:viewBox="0 0 21600 21600" draw:type="rectangle" draw:enhanced-path="M 0 0 L 21600 0 21600 21600 0 21600 0 0 Z N"/>
        </draw:custom-shape>
        <draw:custom-shape draw:style-name="gr13" draw:text-style-name="P1" xml:id="id70" draw:id="id70" draw:layer="layout" svg:width="6.6cm" svg:height="2.6cm" svg:x="13.5cm" svg:y="7.2cm">
          <text:p text:style-name="P1">carrierChange()</text:p>
          <draw:enhanced-geometry svg:viewBox="0 0 21600 21600" draw:type="rectangle" draw:enhanced-path="M 0 0 L 21600 0 21600 21600 0 21600 0 0 Z N"/>
        </draw:custom-shape>
        <draw:frame draw:style-name="gr9" draw:layer="layout" svg:width="6.344cm" svg:height="0.962cm" svg:x="13.3cm" svg:y="2.4cm">
          <draw:text-box>
            <text:p>ICarrierHardwareList</text:p>
          </draw:text-box>
        </draw:frame>
        <draw:custom-shape draw:style-name="gr13" draw:text-style-name="P1" draw:layer="layout" svg:width="6.6cm" svg:height="2.6cm" svg:x="13.5cm" svg:y="10.13cm">
          <text:p text:style-name="P1">preUpdate()</text:p>
          <draw:enhanced-geometry svg:viewBox="0 0 21600 21600" draw:type="rectangle" draw:enhanced-path="M 0 0 L 21600 0 21600 21600 0 21600 0 0 Z N"/>
        </draw:custom-shape>
        <draw:custom-shape draw:style-name="gr13" draw:text-style-name="P9" xml:id="id68" draw:id="id68" draw:layer="layout" svg:width="6.6cm" svg:height="2.6cm" svg:x="13.5cm" svg:y="4.2cm">
          <text:p text:style-name="P1"><text:span text:style-name="T6">validateChange()</text:span></text:p>
          <draw:enhanced-geometry svg:viewBox="0 0 21600 21600" draw:type="rectangle" draw:enhanced-path="M 0 0 L 21600 0 21600 21600 0 21600 0 0 Z N"/>
        </draw:custom-shape>
        <draw:custom-shape draw:style-name="gr31" draw:text-style-name="P10" xml:id="id74" draw:id="id74" draw:layer="layout" svg:width="6.6cm" svg:height="2.6cm" svg:x="13.5cm" svg:y="15.8cm">
          <text:p text:style-name="P1"><text:span text:style-name="T6">postUpdate()</text:span></text:p>
          <draw:enhanced-geometry svg:viewBox="0 0 21600 21600" draw:type="rectangle" draw:enhanced-path="M 0 0 L 21600 0 21600 21600 0 21600 0 0 Z N"/>
        </draw:custom-shape>
        <draw:custom-shape draw:style-name="gr32" draw:text-style-name="P10" xml:id="id72" draw:id="id72" draw:layer="layout" svg:width="6.6cm" svg:height="2.6cm" svg:x="13.5cm" svg:y="13cm">
          <text:p text:style-name="P1"><text:span text:style-name="T6">updateHardware()</text:span></text:p>
          <draw:enhanced-geometry svg:viewBox="0 0 21600 21600" draw:type="rectangle" draw:enhanced-path="M 0 0 L 21600 0 21600 21600 0 21600 0 0 Z N"/>
        </draw:custom-shape>
        <draw:connector draw:style-name="gr2" draw:text-style-name="P1" draw:layer="layout" draw:type="line" svg:x1="20.1cm" svg:y1="8.5cm" svg:x2="44.8cm" svg:y2="8.5cm" draw:start-shape="id70" draw:start-glue-point="1" draw:end-shape="id71" draw:end-glue-point="3" svg:d="m20100 8500h24700" svg:viewBox="0 0 24701 1">
          <text:p/>
        </draw:connector>
        <draw:connector draw:style-name="gr2" draw:text-style-name="P1" draw:layer="layout" draw:type="line" svg:x1="20.1cm" svg:y1="14.3cm" svg:x2="24.9cm" svg:y2="14.3cm" draw:start-shape="id72" draw:start-glue-point="1" draw:end-shape="id73" svg:d="m20100 14300h4800" svg:viewBox="0 0 4801 1">
          <text:p/>
        </draw:connector>
        <draw:connector draw:style-name="gr2" draw:text-style-name="P1" draw:layer="layout" draw:type="line" svg:x1="20.1cm" svg:y1="17.1cm" svg:x2="24.9cm" svg:y2="17.1cm" draw:start-shape="id74" draw:start-glue-point="1" draw:end-shape="id75" draw:end-glue-point="3" svg:d="m20100 17100h4800" svg:viewBox="0 0 4801 1">
          <text:p/>
        </draw:connector>
        <draw:custom-shape draw:style-name="gr33" draw:text-style-name="P10" xml:id="id76" draw:id="id76" draw:layer="layout" svg:width="6.6cm" svg:height="2.6cm" svg:x="13.5cm" svg:y="18.8cm">
          <text:p text:style-name="P1"><text:span text:style-name="T6">changeComplete()</text:span></text:p>
          <draw:enhanced-geometry svg:viewBox="0 0 21600 21600" draw:type="rectangle" draw:enhanced-path="M 0 0 L 21600 0 21600 21600 0 21600 0 0 Z N"/>
        </draw:custom-shape>
        <draw:connector draw:style-name="gr2" draw:text-style-name="P1" draw:layer="layout" draw:type="line" svg:x1="20.1cm" svg:y1="20.1cm" svg:x2="24.9cm" svg:y2="20.1cm" draw:start-shape="id76" draw:start-glue-point="1" draw:end-shape="id77" draw:end-glue-point="3" svg:d="m20100 20100h4800" svg:viewBox="0 0 4801 1">
          <text:p/>
        </draw:connector>
        <draw:custom-shape draw:style-name="gr30" draw:text-style-name="P1" draw:layer="layout" svg:width="7.2cm" svg:height="19.3cm" svg:x="24.6cm" svg:y="3.5cm">
          <text:p/>
          <draw:enhanced-geometry svg:viewBox="0 0 21600 21600" draw:type="rectangle" draw:enhanced-path="M 0 0 L 21600 0 21600 21600 0 21600 0 0 Z N"/>
        </draw:custom-shape>
        <draw:custom-shape draw:style-name="gr13" draw:text-style-name="P1" draw:layer="layout" svg:width="6.6cm" svg:height="2.6cm" svg:x="24.9cm" svg:y="7.2cm">
          <text:p text:style-name="P1">carrierChange()</text:p>
          <draw:enhanced-geometry svg:viewBox="0 0 21600 21600" draw:type="rectangle" draw:enhanced-path="M 0 0 L 21600 0 21600 21600 0 21600 0 0 Z N"/>
        </draw:custom-shape>
        <draw:frame draw:style-name="gr9" draw:layer="layout" svg:width="6.065cm" svg:height="0.962cm" svg:x="24.7cm" svg:y="2.4cm">
          <draw:text-box>
            <text:p>ICarrierHardware[0]</text:p>
          </draw:text-box>
        </draw:frame>
        <draw:custom-shape draw:style-name="gr13" draw:text-style-name="P1" draw:layer="layout" svg:width="6.6cm" svg:height="2.6cm" svg:x="24.9cm" svg:y="10.13cm">
          <text:p text:style-name="P1">preUpdate()</text:p>
          <draw:enhanced-geometry svg:viewBox="0 0 21600 21600" draw:type="rectangle" draw:enhanced-path="M 0 0 L 21600 0 21600 21600 0 21600 0 0 Z N"/>
        </draw:custom-shape>
        <draw:custom-shape draw:style-name="gr13" draw:text-style-name="P9" draw:layer="layout" svg:width="6.6cm" svg:height="2.6cm" svg:x="24.9cm" svg:y="4.2cm">
          <text:p text:style-name="P1"><text:span text:style-name="T6">validateChange()</text:span></text:p>
          <draw:enhanced-geometry svg:viewBox="0 0 21600 21600" draw:type="rectangle" draw:enhanced-path="M 0 0 L 21600 0 21600 21600 0 21600 0 0 Z N"/>
        </draw:custom-shape>
        <draw:custom-shape draw:style-name="gr34" draw:text-style-name="P10" xml:id="id75" draw:id="id75" draw:layer="layout" svg:width="6.6cm" svg:height="2.6cm" svg:x="24.9cm" svg:y="15.8cm">
          <text:p text:style-name="P1"><text:span text:style-name="T6">postUpdate()</text:span></text:p>
          <draw:enhanced-geometry svg:viewBox="0 0 21600 21600" draw:type="rectangle" draw:enhanced-path="M 0 0 L 21600 0 21600 21600 0 21600 0 0 Z N"/>
        </draw:custom-shape>
        <draw:custom-shape draw:style-name="gr35" draw:text-style-name="P10" xml:id="id73" draw:id="id73" draw:layer="layout" svg:width="6.6cm" svg:height="2.6cm" svg:x="24.9cm" svg:y="13cm">
          <text:p text:style-name="P1"><text:span text:style-name="T6">updateHardware()</text:span></text:p>
          <draw:enhanced-geometry svg:viewBox="0 0 21600 21600" draw:type="rectangle" draw:enhanced-path="M 0 0 L 21600 0 21600 21600 0 21600 0 0 Z N"/>
        </draw:custom-shape>
        <draw:custom-shape draw:style-name="gr36" draw:text-style-name="P10" xml:id="id77" draw:id="id77" draw:layer="layout" svg:width="6.6cm" svg:height="2.6cm" svg:x="24.9cm" svg:y="18.8cm">
          <text:p text:style-name="P1"><text:span text:style-name="T6">changeComplete()</text:span></text:p>
          <draw:enhanced-geometry svg:viewBox="0 0 21600 21600" draw:type="rectangle" draw:enhanced-path="M 0 0 L 21600 0 21600 21600 0 21600 0 0 Z N"/>
        </draw:custom-shape>
        <draw:custom-shape draw:style-name="gr30" draw:text-style-name="P1" draw:layer="layout" svg:width="7.2cm" svg:height="19.3cm" svg:x="33.4cm" svg:y="3.5cm">
          <text:p/>
          <draw:enhanced-geometry svg:viewBox="0 0 21600 21600" draw:type="rectangle" draw:enhanced-path="M 0 0 L 21600 0 21600 21600 0 21600 0 0 Z N"/>
        </draw:custom-shape>
        <draw:custom-shape draw:style-name="gr13" draw:text-style-name="P1" draw:layer="layout" svg:width="6.6cm" svg:height="2.6cm" svg:x="33.7cm" svg:y="7.2cm">
          <text:p text:style-name="P1">carrierChange()</text:p>
          <draw:enhanced-geometry svg:viewBox="0 0 21600 21600" draw:type="rectangle" draw:enhanced-path="M 0 0 L 21600 0 21600 21600 0 21600 0 0 Z N"/>
        </draw:custom-shape>
        <draw:frame draw:style-name="gr9" draw:layer="layout" svg:width="6.065cm" svg:height="0.962cm" svg:x="33.5cm" svg:y="2.4cm">
          <draw:text-box>
            <text:p>ICarrierHardware[1]</text:p>
          </draw:text-box>
        </draw:frame>
        <draw:custom-shape draw:style-name="gr13" draw:text-style-name="P1" draw:layer="layout" svg:width="6.6cm" svg:height="2.6cm" svg:x="33.7cm" svg:y="10.13cm">
          <text:p text:style-name="P1">preUpdate()</text:p>
          <draw:enhanced-geometry svg:viewBox="0 0 21600 21600" draw:type="rectangle" draw:enhanced-path="M 0 0 L 21600 0 21600 21600 0 21600 0 0 Z N"/>
        </draw:custom-shape>
        <draw:custom-shape draw:style-name="gr13" draw:text-style-name="P9" draw:layer="layout" svg:width="6.6cm" svg:height="2.6cm" svg:x="33.7cm" svg:y="4.2cm">
          <text:p text:style-name="P1"><text:span text:style-name="T6">validateChange()</text:span></text:p>
          <draw:enhanced-geometry svg:viewBox="0 0 21600 21600" draw:type="rectangle" draw:enhanced-path="M 0 0 L 21600 0 21600 21600 0 21600 0 0 Z N"/>
        </draw:custom-shape>
        <draw:custom-shape draw:style-name="gr37" draw:text-style-name="P10" draw:layer="layout" svg:width="6.6cm" svg:height="2.6cm" svg:x="33.7cm" svg:y="15.8cm">
          <text:p text:style-name="P1"><text:span text:style-name="T6">postUpdate()</text:span></text:p>
          <draw:enhanced-geometry svg:viewBox="0 0 21600 21600" draw:type="rectangle" draw:enhanced-path="M 0 0 L 21600 0 21600 21600 0 21600 0 0 Z N"/>
        </draw:custom-shape>
        <draw:custom-shape draw:style-name="gr38" draw:text-style-name="P10" draw:layer="layout" svg:width="6.6cm" svg:height="2.6cm" svg:x="33.7cm" svg:y="13cm">
          <text:p text:style-name="P1"><text:span text:style-name="T6">updateHardware()</text:span></text:p>
          <draw:enhanced-geometry svg:viewBox="0 0 21600 21600" draw:type="rectangle" draw:enhanced-path="M 0 0 L 21600 0 21600 21600 0 21600 0 0 Z N"/>
        </draw:custom-shape>
        <draw:custom-shape draw:style-name="gr39" draw:text-style-name="P10" draw:layer="layout" svg:width="6.6cm" svg:height="2.6cm" svg:x="33.7cm" svg:y="18.8cm">
          <text:p text:style-name="P1"><text:span text:style-name="T6">changeComplete()</text:span></text:p>
          <draw:enhanced-geometry svg:viewBox="0 0 21600 21600" draw:type="rectangle" draw:enhanced-path="M 0 0 L 21600 0 21600 21600 0 21600 0 0 Z N"/>
        </draw:custom-shape>
        <draw:custom-shape draw:style-name="gr30" draw:text-style-name="P1" draw:layer="layout" svg:width="7.2cm" svg:height="19.3cm" svg:x="44.5cm" svg:y="3.5cm">
          <text:p/>
          <draw:enhanced-geometry svg:viewBox="0 0 21600 21600" draw:type="rectangle" draw:enhanced-path="M 0 0 L 21600 0 21600 21600 0 21600 0 0 Z N"/>
        </draw:custom-shape>
        <draw:custom-shape draw:style-name="gr13" draw:text-style-name="P1" xml:id="id71" draw:id="id71" draw:layer="layout" svg:width="6.6cm" svg:height="2.6cm" svg:x="44.8cm" svg:y="7.2cm">
          <text:p text:style-name="P1">carrierChange()</text:p>
          <draw:enhanced-geometry svg:viewBox="0 0 21600 21600" draw:type="rectangle" draw:enhanced-path="M 0 0 L 21600 0 21600 21600 0 21600 0 0 Z N"/>
        </draw:custom-shape>
        <draw:frame draw:style-name="gr9" draw:layer="layout" svg:width="6.17cm" svg:height="0.962cm" svg:x="44.6cm" svg:y="2.4cm">
          <draw:text-box>
            <text:p>ICarrierHardware[N]</text:p>
          </draw:text-box>
        </draw:frame>
        <draw:custom-shape draw:style-name="gr13" draw:text-style-name="P1" draw:layer="layout" svg:width="6.6cm" svg:height="2.6cm" svg:x="44.8cm" svg:y="10.13cm">
          <text:p text:style-name="P1">preUpdate()</text:p>
          <draw:enhanced-geometry svg:viewBox="0 0 21600 21600" draw:type="rectangle" draw:enhanced-path="M 0 0 L 21600 0 21600 21600 0 21600 0 0 Z N"/>
        </draw:custom-shape>
        <draw:custom-shape draw:style-name="gr13" draw:text-style-name="P9" xml:id="id69" draw:id="id69" draw:layer="layout" svg:width="6.6cm" svg:height="2.6cm" svg:x="44.8cm" svg:y="4.2cm">
          <text:p text:style-name="P1"><text:span text:style-name="T6">validateChange()</text:span></text:p>
          <draw:enhanced-geometry svg:viewBox="0 0 21600 21600" draw:type="rectangle" draw:enhanced-path="M 0 0 L 21600 0 21600 21600 0 21600 0 0 Z N"/>
        </draw:custom-shape>
        <draw:custom-shape draw:style-name="gr40" draw:text-style-name="P10" draw:layer="layout" svg:width="6.6cm" svg:height="2.6cm" svg:x="44.8cm" svg:y="15.8cm">
          <text:p text:style-name="P1"><text:span text:style-name="T6">postUpdate()</text:span></text:p>
          <draw:enhanced-geometry svg:viewBox="0 0 21600 21600" draw:type="rectangle" draw:enhanced-path="M 0 0 L 21600 0 21600 21600 0 21600 0 0 Z N"/>
        </draw:custom-shape>
        <draw:custom-shape draw:style-name="gr41" draw:text-style-name="P10" draw:layer="layout" svg:width="6.6cm" svg:height="2.6cm" svg:x="44.8cm" svg:y="13cm">
          <text:p text:style-name="P1"><text:span text:style-name="T6">updateHardware()</text:span></text:p>
          <draw:enhanced-geometry svg:viewBox="0 0 21600 21600" draw:type="rectangle" draw:enhanced-path="M 0 0 L 21600 0 21600 21600 0 21600 0 0 Z N"/>
        </draw:custom-shape>
        <draw:custom-shape draw:style-name="gr42" draw:text-style-name="P10" draw:layer="layout" svg:width="6.6cm" svg:height="2.6cm" svg:x="44.8cm" svg:y="18.8cm">
          <text:p text:style-name="P1"><text:span text:style-name="T6">changeComplete()</text:span></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5" presentation:class="page"/>
          <draw:frame presentation:style-name="pr1" draw:text-style-name="P11" draw:layer="layout" svg:width="16.799cm" svg:height="19.703cm" svg:x="2.1cm" svg:y="14.107cm" presentation:class="notes" presentation:user-transformed="true">
            <draw:text-box>
              <text:p><text:span text:style-name="T7">1. Validate cycle performed 1</text:span><text:span text:style-name="T8">st</text:span><text:span text:style-name="T7">. If all workers ok, moves on to change cycle</text:span></text:p>
              <text:p><text:span text:style-name="T7">2. carrierChange() in IModel splits the call into 4 subcalls, calling each IModelWorker in turn. CarrierModelListWorker passes calls direct to ICarrierHardware. CarrierModelWorkers subsequently do extra tasks, like scheduling the carrier into the hardware resources, calculating new delays, calculating new CFR tables etc.</text:span></text:p>
              <text:p><text:span text:style-name="T7">2a carrierChange() causes the ICarrierHardware settings to be updated, but no hardware is changed</text:span></text:p>
              <text:p><text:span text:style-name="T7">2b preUpdate() - first the carrier hardware list sends disable to all ICarrierHardware objects that have been changed in the carrierChange cycle. The disable is also sent to the other workers in case they need to know.</text:span></text:p>
              <text:p><text:span text:style-name="T7">2c updateHardware() - the carrier hardware list gets all changed ICarrierHardware objects to update their hardware. The model workers are then given chance to update any hardware they need to (e.g. send CFR tables etc)</text:span></text:p>
              <text:p><text:span text:style-name="T7">2d preEnable() - the carrier hardware list now enables all carriers that have been affected (and need to be enabled)</text:span></text:p>
              <text:p><text:span text:style-name="T7"/></text:p>
            </draw:text-box>
          </draw:frame>
        </presentation:notes>
      </draw:page>
      <draw:page draw:name="page6" draw:style-name="dp1" draw:master-page-name="Default" presentation:presentation-page-layout-name="AL1T1">
        <draw:custom-shape draw:style-name="gr43" draw:text-style-name="P1" xml:id="id80" draw:id="id80" draw:layer="layout" svg:width="7.2cm" svg:height="3.9cm" svg:x="5.3cm" svg:y="11cm">
          <text:p text:style-name="P1">EtnaCarrierListWorker</text:p>
          <draw:enhanced-geometry svg:viewBox="0 0 21600 21600" draw:type="rectangle" draw:enhanced-path="M 0 0 L 21600 0 21600 21600 0 21600 0 0 Z N"/>
        </draw:custom-shape>
        <draw:custom-shape draw:style-name="gr44" draw:text-style-name="P1" xml:id="id78" draw:id="id78" draw:layer="layout" svg:width="7.8cm" svg:height="4.4cm" svg:x="5cm" svg:y="16.7cm">
          <text:p text:style-name="P1">CommonCarrierHardware</text:p>
          <text:p text:style-name="P1">List</text:p>
          <draw:enhanced-geometry svg:viewBox="0 0 21600 21600" draw:type="rectangle" draw:enhanced-path="M 0 0 L 21600 0 21600 21600 0 21600 0 0 Z N"/>
        </draw:custom-shape>
        <draw:custom-shape draw:style-name="gr43" draw:text-style-name="P1" xml:id="id81" draw:id="id81" draw:layer="layout" svg:width="7.2cm" svg:height="3.9cm" svg:x="15cm" svg:y="10.9cm">
          <text:p text:style-name="P1">EtnaCarrierChainWorker</text:p>
          <draw:enhanced-geometry svg:viewBox="0 0 21600 21600" draw:type="rectangle" draw:enhanced-path="M 0 0 L 21600 0 21600 21600 0 21600 0 0 Z N"/>
        </draw:custom-shape>
        <draw:custom-shape draw:style-name="gr44" draw:text-style-name="P1" draw:layer="layout" svg:width="7.8cm" svg:height="4.5cm" svg:x="6.4cm" svg:y="24.1cm">
          <text:p text:style-name="P1">EtnaCarrierHardware</text:p>
          <draw:enhanced-geometry svg:viewBox="0 0 21600 21600" draw:type="rectangle" draw:enhanced-path="M 0 0 L 21600 0 21600 21600 0 21600 0 0 Z N"/>
        </draw:custom-shape>
        <draw:custom-shape draw:style-name="gr44" draw:text-style-name="P1" draw:layer="layout" svg:width="7.8cm" svg:height="4.5cm" svg:x="6cm" svg:y="23.7cm">
          <text:p text:style-name="P1">EtnaCarrierHardware</text:p>
          <draw:enhanced-geometry svg:viewBox="0 0 21600 21600" draw:type="rectangle" draw:enhanced-path="M 0 0 L 21600 0 21600 21600 0 21600 0 0 Z N"/>
        </draw:custom-shape>
        <draw:custom-shape draw:style-name="gr44" draw:text-style-name="P1" draw:layer="layout" svg:width="7.8cm" svg:height="4.5cm" svg:x="5.5cm" svg:y="23.2cm">
          <text:p text:style-name="P1">EtnaCarrierHardware</text:p>
          <draw:enhanced-geometry svg:viewBox="0 0 21600 21600" draw:type="rectangle" draw:enhanced-path="M 0 0 L 21600 0 21600 21600 0 21600 0 0 Z N"/>
        </draw:custom-shape>
        <draw:custom-shape draw:style-name="gr44" draw:text-style-name="P1" xml:id="id79" draw:id="id79" draw:layer="layout" svg:width="7.8cm" svg:height="4.5cm" svg:x="5cm" svg:y="22.7cm">
          <text:p text:style-name="P1">EtnaCarrierHardware</text:p>
          <draw:enhanced-geometry svg:viewBox="0 0 21600 21600" draw:type="rectangle" draw:enhanced-path="M 0 0 L 21600 0 21600 21600 0 21600 0 0 Z N"/>
        </draw:custom-shape>
        <draw:connector draw:style-name="gr45" draw:text-style-name="P1" draw:layer="layout" draw:type="lines" svg:x1="8.9cm" svg:y1="21.1cm" svg:x2="8.9cm" svg:y2="22.7cm" draw:start-shape="id78" draw:end-shape="id79" draw:end-glue-point="0" svg:d="m8900 21100v501 598 501" svg:viewBox="0 0 1 1601">
          <text:p/>
        </draw:connector>
        <draw:connector draw:style-name="gr45" draw:text-style-name="P1" draw:layer="layout" draw:type="lines" svg:x1="8.9cm" svg:y1="14.9cm" svg:x2="8.9cm" svg:y2="16.7cm" draw:start-shape="id80" draw:end-shape="id78" svg:d="m8900 14900v501 798 501" svg:viewBox="0 0 1 1801">
          <text:p/>
        </draw:connector>
        <draw:connector draw:style-name="gr45" draw:text-style-name="P1" draw:layer="layout" draw:type="lines" svg:x1="18.6cm" svg:y1="14.8cm" svg:x2="12.8cm" svg:y2="18.9cm" draw:start-shape="id81" draw:start-glue-point="2" draw:end-shape="id78" svg:d="m18600 14800v501l-5299 3599h-501" svg:viewBox="0 0 5801 4101">
          <text:p/>
        </draw:connector>
        <draw:custom-shape draw:style-name="gr43" draw:text-style-name="P1" xml:id="id84" draw:id="id84" draw:layer="layout" svg:width="7.2cm" svg:height="3.9cm" svg:x="18.8cm" svg:y="5cm">
          <text:p text:style-name="P1">EtnaCarrierModel</text:p>
          <draw:enhanced-geometry svg:viewBox="0 0 21600 21600" draw:type="rectangle" draw:enhanced-path="M 0 0 L 21600 0 21600 21600 0 21600 0 0 Z N"/>
        </draw:custom-shape>
        <draw:custom-shape draw:style-name="gr43" draw:text-style-name="P1" xml:id="id85" draw:id="id85" draw:layer="layout" svg:width="7.2cm" svg:height="3.9cm" svg:x="18.8cm" svg:y="0.4cm">
          <text:p text:style-name="P1">EtnaCarrierServer</text:p>
          <draw:enhanced-geometry svg:viewBox="0 0 21600 21600" draw:type="rectangle" draw:enhanced-path="M 0 0 L 21600 0 21600 21600 0 21600 0 0 Z N"/>
        </draw:custom-shape>
        <draw:custom-shape draw:style-name="gr43" draw:text-style-name="P1" xml:id="id82" draw:id="id82" draw:layer="layout" svg:width="7.2cm" svg:height="3.9cm" svg:x="23.3cm" svg:y="10.9cm">
          <text:p text:style-name="P1">EtnaCarrierDelayWorker</text:p>
          <draw:enhanced-geometry svg:viewBox="0 0 21600 21600" draw:type="rectangle" draw:enhanced-path="M 0 0 L 21600 0 21600 21600 0 21600 0 0 Z N"/>
        </draw:custom-shape>
        <draw:custom-shape draw:style-name="gr43" draw:text-style-name="P1" xml:id="id83" draw:id="id83" draw:layer="layout" svg:width="7.2cm" svg:height="3.9cm" svg:x="31.7cm" svg:y="10.9cm">
          <text:p text:style-name="P1">EtnaCarrierCfrWorker</text:p>
          <draw:enhanced-geometry svg:viewBox="0 0 21600 21600" draw:type="rectangle" draw:enhanced-path="M 0 0 L 21600 0 21600 21600 0 21600 0 0 Z N"/>
        </draw:custom-shape>
        <draw:connector draw:style-name="gr45" draw:text-style-name="P1" draw:layer="layout" draw:type="lines" svg:x1="26.9cm" svg:y1="14.8cm" svg:x2="12.8cm" svg:y2="18.9cm" draw:start-shape="id82" draw:start-glue-point="2" draw:end-shape="id78" draw:end-glue-point="1" svg:d="m26900 14800v501l-13599 3599h-501" svg:viewBox="0 0 14101 4101">
          <text:p/>
        </draw:connector>
        <draw:connector draw:style-name="gr45" draw:text-style-name="P1" draw:layer="layout" draw:type="lines" svg:x1="35.3cm" svg:y1="14.8cm" svg:x2="12.8cm" svg:y2="18.9cm" draw:start-shape="id83" draw:start-glue-point="2" draw:end-shape="id78" svg:d="m35300 14800v501l-21999 3599h-501" svg:viewBox="0 0 22501 4101">
          <text:p/>
        </draw:connector>
        <draw:connector draw:style-name="gr45" draw:text-style-name="P1" draw:layer="layout" draw:type="lines" svg:x1="22.4cm" svg:y1="8.9cm" svg:x2="8.9cm" svg:y2="11cm" draw:start-shape="id84" draw:start-glue-point="2" draw:end-shape="id80" draw:end-glue-point="0" svg:d="m22400 8900v501l-13500 1098v501" svg:viewBox="0 0 13501 2101">
          <text:p/>
        </draw:connector>
        <draw:connector draw:style-name="gr45" draw:text-style-name="P1" draw:layer="layout" draw:type="lines" svg:x1="22.4cm" svg:y1="8.9cm" svg:x2="18.6cm" svg:y2="10.9cm" draw:start-shape="id84" draw:start-glue-point="2" draw:end-shape="id81" draw:end-glue-point="0" svg:d="m22400 8900v501l-3800 998v501" svg:viewBox="0 0 3801 2001">
          <text:p/>
        </draw:connector>
        <draw:connector draw:style-name="gr45" draw:text-style-name="P1" draw:layer="layout" draw:type="lines" svg:x1="22.4cm" svg:y1="8.9cm" svg:x2="26.9cm" svg:y2="10.9cm" draw:start-shape="id84" draw:start-glue-point="2" draw:end-shape="id82" draw:end-glue-point="0" svg:d="m22400 8900v501l4500 998v501" svg:viewBox="0 0 4501 2001">
          <text:p/>
        </draw:connector>
        <draw:connector draw:style-name="gr45" draw:text-style-name="P1" draw:layer="layout" draw:type="lines" svg:x1="22.4cm" svg:y1="8.9cm" svg:x2="35.3cm" svg:y2="10.9cm" draw:start-shape="id84" draw:start-glue-point="2" draw:end-shape="id83" draw:end-glue-point="0" svg:d="m22400 8900v501l12900 998v501" svg:viewBox="0 0 12901 2001">
          <text:p/>
        </draw:connector>
        <draw:connector draw:style-name="gr45" draw:text-style-name="P1" draw:layer="layout" draw:type="lines" svg:x1="22.4cm" svg:y1="4.3cm" svg:x2="22.4cm" svg:y2="5cm" draw:start-shape="id85" draw:start-glue-point="2" draw:end-shape="id84" draw:end-glue-point="0" svg:d="m22400 4300v501-302 501" svg:viewBox="0 0 1 701">
          <text:p/>
        </draw:connector>
        <presentation:notes draw:style-name="dp2">
          <draw:page-thumbnail draw:style-name="gr6"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_20_concave" draw:display-name="Arrow concave" svg:viewBox="0 0 1131 1580" svg:d="m1013 1491 118 89-567-1580-564 1580 114-85 136-68 148-46 161-17 161 13 153 46z"/>
    <draw:marker draw:name="Diamond_20_unfilled" draw:display-name="Diamond unfilled" svg:viewBox="0 0 3000 6000" svg:d="m1500 0 1500 3000-1500 3000-1500-3000zm0 447-1276 2553 1276 2553 1276-2553z"/>
    <draw:marker draw:name="Triangle_20_unfilled" draw:display-name="Triangle unfilled" svg:viewBox="0 0 3000 3000" svg:d="m1500 0 1500 3000h-3000zm0 447-1176 2353h2353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2cm" fo:text-indent="0cm"/>
      <style:text-properties style:use-window-font-color="true" style:text-outline="false" style:text-line-through-style="none" fo:font-family="'Liberation Sans'" style:font-family-generic="roman" style:font-pitch="variable" fo:font-size="45.700000762939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7cm" fo:text-indent="0cm"/>
      <style:text-properties fo:font-size="40pt" style:font-size-asian="28pt" style:font-size-complex="28pt"/>
    </style:style>
    <style:style style:name="Default-outline3" style:family="presentation" style:parent-style-name="Default-outline2">
      <style:paragraph-properties fo:margin-left="0cm" fo:margin-right="0cm" fo:margin-top="0cm" fo:margin-bottom="0.426cm" fo:text-indent="0cm"/>
      <style:text-properties fo:font-size="34.2999992370605pt" style:font-size-asian="24pt" style:font-size-complex="24pt"/>
    </style:style>
    <style:style style:name="Default-outline4" style:family="presentation" style:parent-style-name="Default-outline3">
      <style:paragraph-properties fo:margin-left="0cm" fo:margin-right="0cm" fo:margin-top="0cm" fo:margin-bottom="0.284cm" fo:text-indent="0cm"/>
      <style:text-properties fo:font-size="28.6000003814697pt" style:font-size-asian="20pt" style:font-size-complex="20pt"/>
    </style:style>
    <style:style style:name="Default-outline5" style:family="presentation" style:parent-style-name="Default-outline4">
      <style:paragraph-properties fo:margin-left="0cm" fo:margin-right="0cm" fo:margin-top="0cm" fo:margin-bottom="0.141cm" fo:text-indent="0cm"/>
      <style:text-properties fo:font-size="28.6000003814697pt" style:font-size-asian="20pt" style:font-size-complex="20pt"/>
    </style:style>
    <style:style style:name="Default-outline6" style:family="presentation" style:parent-style-name="Default-outline5">
      <style:paragraph-properties fo:margin-left="0cm" fo:margin-right="0cm" fo:margin-top="0cm" fo:margin-bottom="0.141cm" fo:text-indent="0cm"/>
      <style:text-properties fo:font-size="28.6000003814697pt" style:font-size-asian="20pt" style:font-size-complex="20pt"/>
    </style:style>
    <style:style style:name="Default-outline7" style:family="presentation" style:parent-style-name="Default-outline6">
      <style:paragraph-properties fo:margin-left="0cm" fo:margin-right="0cm" fo:margin-top="0cm" fo:margin-bottom="0.141cm" fo:text-indent="0cm"/>
      <style:text-properties fo:font-size="28.6000003814697pt" style:font-size-asian="20pt" style:font-size-complex="20pt"/>
    </style:style>
    <style:style style:name="Default-outline8" style:family="presentation" style:parent-style-name="Default-outline7">
      <style:paragraph-properties fo:margin-left="0cm" fo:margin-right="0cm" fo:margin-top="0cm" fo:margin-bottom="0.141cm" fo:text-indent="0cm"/>
      <style:text-properties fo:font-size="28.6000003814697pt" style:font-size-asian="20pt" style:font-size-complex="20pt"/>
    </style:style>
    <style:style style:name="Default-outline9" style:family="presentation" style:parent-style-name="Default-outline8">
      <style:paragraph-properties fo:margin-left="0cm" fo:margin-right="0cm" fo:margin-top="0cm" fo:margin-bottom="0.141cm" fo:text-indent="0cm"/>
      <style:text-properties fo:font-size="28.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62.7999992370606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6cm" fo:page-height="30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4.82cm" svg:x="1cm" svg:y="3.862cm"/>
      <draw:page-thumbnail draw:layer="backgroundobjects" svg:width="8.999cm" svg:height="4.82cm" svg:x="1cm" svg:y="12.438cm"/>
      <draw:page-thumbnail draw:layer="backgroundobjects" svg:width="8.999cm" svg:height="4.82cm" svg:x="1cm" svg:y="21.014cm"/>
      <draw:page-thumbnail draw:layer="backgroundobjects" svg:width="8.999cm" svg:height="4.82cm" svg:x="11cm" svg:y="3.862cm"/>
      <draw:page-thumbnail draw:layer="backgroundobjects" svg:width="8.999cm" svg:height="4.82cm" svg:x="11cm" svg:y="12.438cm"/>
      <draw:page-thumbnail draw:layer="backgroundobjects" svg:width="8.999cm" svg:height="4.82cm" svg:x="11cm" svg:y="21.014cm"/>
    </style:handout-master>
    <style:master-page style:name="Default" style:page-layout-name="PM1" draw:style-name="Mdp1">
      <draw:frame presentation:style-name="Default-title" draw:layer="backgroundobjects" svg:width="50.398cm" svg:height="5.009cm" svg:x="2.794cm" svg:y="1.194cm" presentation:class="title" presentation:placeholder="true">
        <draw:text-box/>
      </draw:frame>
      <draw:frame presentation:style-name="Default-outline1" draw:layer="backgroundobjects" svg:width="50.398cm" svg:height="17.4cm" svg:x="2.794cm" svg:y="7.018cm" presentation:class="outline" presentation:placeholder="true">
        <draw:text-box/>
      </draw:frame>
      <draw:frame presentation:style-name="Mpr1" draw:text-style-name="MP1" draw:layer="backgroundobjects" svg:width="13.046cm" svg:height="2.069cm" svg:x="2.794cm" svg:y="27.328cm" presentation:class="date-time">
        <draw:text-box>
          <text:p text:style-name="MP1"><text:span text:style-name="MT1"><presentation:date-time/></text:span></text:p>
        </draw:text-box>
      </draw:frame>
      <draw:frame presentation:style-name="Mpr1" draw:text-style-name="MP3" draw:layer="backgroundobjects" svg:width="17.75cm" svg:height="2.069cm" svg:x="19.146cm" svg:y="27.328cm" presentation:class="footer">
        <draw:text-box>
          <text:p text:style-name="MP3"><text:span text:style-name="MT1"><presentation:footer/></text:span></text:p>
        </draw:text-box>
      </draw:frame>
      <draw:frame presentation:style-name="Mpr1" draw:text-style-name="MP2" draw:layer="backgroundobjects" svg:width="13.046cm" svg:height="2.069cm" svg:x="40.146cm" svg:y="27.32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ve Price</meta:initial-creator>
    <meta:creation-date>2013-10-30T08:07:48</meta:creation-date>
    <dc:date>2013-11-19T07:22:48</dc:date>
    <dc:creator>Steve Price</dc:creator>
    <meta:editing-duration>PT7H42M3S</meta:editing-duration>
    <meta:editing-cycles>15</meta:editing-cycles>
    <meta:generator>LibreOffice/4.0.2.2$Linux_X86_64 LibreOffice_project/400m0$Build-2</meta:generator>
    <meta:document-statistic meta:object-count="273"/>
  </office:meta>
</office:document-meta>
</file>